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text-underline-style="none"/>
    </style:style>
    <style:style style:name="P5" style:family="paragraph" style:parent-style-name="Standard" style:list-style-name="L1">
      <style:paragraph-properties fo:text-align="justify" style:justify-single-word="false" fo:break-before="page"/>
      <style:text-properties style:use-window-font-color="true"/>
    </style:style>
    <style:style style:name="T1"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49157987035797285"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text:soft-page-break/>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text:soft-page-break/>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intro</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ça génère une erreur qui stop le programme. C'est les messages d'erreurs qu'on voit d'habitude.</text:p>
                    </text:list-item>
                  </text:list>
                </text:list-item>
                <text:list-item>
                  <text:p text:style-name="P1">le bloc try … catch</text:p>
                  <text:list>
                    <text:list-item>
                      <text:p text:style-name="P1">java répertorie déjà les différents cas d'erreur. Dans la classe Exceptions. Ca affiche un message "Exception" etc à l'écran.</text:p>
                    </text:list-item>
                    <text:list-item>
                      <text:p text:style-name="P1">la classe d'exceptions relatives aux calculs mathématiques s'appelle</text:p>
                      <text:list>
                        <text:list-item>
                          <text:p text:style-name="P1"><text:s/>"ArithmeticException"</text:p>
                        </text:list-item>
                      </text:list>
                    </text:list-item>
                    <text:list-item>
                      <text:p text:style-name="P1">comment attraper une erreur ?</text:p>
                      <text:list>
                        <text:list-item>
                          <text:p text:style-name="P1">try</text:p>
                          <text:p text:style-name="P1">{</text:p>
                          <text:list>
                            <text:list-header>
                              <text:p text:style-name="P1">i / j // (ex division par 0)</text:p>
                            </text:list-header>
                          </text:list>
                          <text:p text:style-name="P1">}</text:p>
                          <text:p text:style-name="P1">catch (ArithmeticException e)</text:p>
                          <text:p text:style-name="P1">{</text:p>
                          <text:list text:continue-numbering="true">
                            <text:list-header>
                              <text:p text:style-name="P1">system etc (message) // cas ou traitement = message</text:p>
                            </text:list-header>
                          </text:list>
                          <text:p text:style-name="P1">}</text:p>
                        </text:list-item>
                      </text:list>
                    </text:list-item>
                    <text:list-item>
                      <text:p text:style-name="P1"><text:soft-page-break/>qu'est ce qui est exécuté si une erreur est attrapée ?</text:p>
                      <text:list>
                        <text:list-item>
                          <text:p text:style-name="P1">le bloc de try</text:p>
                        </text:list-item>
                        <text:list-item>
                          <text:p text:style-name="P1">ce qui suit le try catch</text:p>
                        </text:list-item>
                      </text:list>
                    </text:list-item>
                    <text:list-item>
                      <text:p text:style-name="P1">qu'est ce qui est exécuté si aucune erreur n'est trouvée ?</text:p>
                      <text:list>
                        <text:list-item>
                          <text:p text:style-name="P1">le bloc de catch</text:p>
                        </text:list-item>
                        <text:list-item>
                          <text:p text:style-name="P1">ce qui suit le try catch</text:p>
                        </text:list-item>
                      </text:list>
                    </text:list-item>
                    <text:list-item>
                      <text:p text:style-name="P1">lever une exception consiste donc à fournir un code alternatif en cas d'erreur</text:p>
                    </text:list-item>
                    <text:list-item>
                      <text:p text:style-name="P1">à quoi sert ce qu'on passe en paramètre dans le catch ?</text:p>
                      <text:list>
                        <text:list-item>
                          <text:p text:style-name="P1">ArithmeticException sert à connaître la nature de l'exception</text:p>
                        </text:list-item>
                        <text:list-item>
                          <text:p text:style-name="P1">e (l'objet) sert à pouvoir manipuler l'erreur (récupérer son message etc)</text:p>
                        </text:list-item>
                      </text:list>
                    </text:list-item>
                    <text:list-item>
                      <text:p text:style-name="P1">comment récupérer le message renvoyé par l'erreur ?</text:p>
                      <text:list>
                        <text:list-item>
                          <text:p text:style-name="P1">e.getMessage()</text:p>
                        </text:list-item>
                      </text:list>
                    </text:list-item>
                    <text:list-item>
                      <text:p text:style-name="P1">finally pour dire d'effectuer quelque chose qu'une erreur soit trouvée ou non</text:p>
                      <text:list>
                        <text:list-item>
                          <text:p text:style-name="P1">exemple</text:p>
                          <text:list>
                            <text:list-header>
                              <text:p text:style-name="P1">try{ … }</text:p>
                              <text:p text:style-name="P1">catch { … }</text:p>
                              <text:p text:style-name="P1">finally { … }</text:p>
                            </text:list-header>
                          </text:list>
                        </text:list-item>
                      </text:list>
                    </text:list-item>
                    <text:list-item>
                      <text:p text:style-name="P1">différence avec ce qui est sous try catch : si dans le catch on rejette l'exception avec un throw, on n'exécute pas ce qui est sous le try catch, mais on exécute ce qui est dans le finally.</text:p>
                    </text:list-item>
                  </text:list>
                </text:list-item>
                <text:list-item>
                  <text:p text:style-name="P1">les exceptions personnalisées</text:p>
                  <text:list>
                    <text:list-item>
                      <text:p text:style-name="P1">créer une exception personnalisée</text:p>
                      <text:list>
                        <text:list-item>
                          <text:p text:style-name="P1">public class NomException extends Exception</text:p>
                          <text:p text:style-name="P1">{</text:p>
                          <text:list>
                            <text:list-header>
                              <text:p text:style-name="P1">public NomException () // constructeur</text:p>
                              <text:p text:style-name="P1">{</text:p>
                              <text:list>
                                <text:list-header>
                                  <text:p text:style-name="P1">System.out.println("erreur : …"); // ou autre traitement</text:p>
                                </text:list-header>
                              </text:list>
                              <text:p text:style-name="P1">}</text:p>
                            </text:list-header>
                          </text:list>
                          <text:p text:style-name="P1">}</text:p>
                        </text:list-item>
                      </text:list>
                    </text:list-item>
                    <text:list-item>
                      <text:p text:style-name="P1">faire survenir cette exception dans un programme</text:p>
                      <text:list>
                        <text:list-header>
                          <text:p text:style-name="P1">public methode() throws NomException</text:p>
                          <text:p text:style-name="P1">{</text:p>
                          <text:list>
                            <text:list-header>
                              <text:p text:style-name="P1">if (condition indésirable)</text:p>
                              <text:list>
                                <text:list-header>
                                  <text:p text:style-name="P1">throw new NomException();</text:p>
                                </text:list-header>
                              </text:list>
                            </text:list-header>
                          </text:list>
                          <text:p text:style-name="P1">}</text:p>
                        </text:list-header>
                      </text:list>
                    </text:list-item>
                    <text:list-item>
                      <text:p text:style-name="P1">un throw envoie une erreur à la méthode appelante.</text:p>
                    </text:list-item>
                    <text:list-item>
                      <text:p text:style-name="P1">la fonction appelante doit du coup attraper l'erreur.</text:p>
                    </text:list-item>
                    <text:list-item>
                      <text:p text:style-name="P1">tout appel de méthode dont l'en-tête contient "throws" doit être dans un try, ou la méthode appelante doit elle même aussi contenir un throws et récursivement</text:p>
                    </text:list-item>
                    <text:list-item>
                      <text:p text:style-name="P1">HS : déclarer les variables en dehors du try si on veut les utiliser ailleurs</text:p>
                    </text:list-item>
                  </text:list>
                </text:list-item>
                <text:list-item>
                  <text:p text:style-name="P1">la gestion de plusieurs exceptions</text:p>
                  <text:list>
                    <text:list-item>
                      <text:p text:style-name="P1">il existe un constructeur d'Exception prennant un message en paramètre</text:p>
                    </text:list-item>
                    <text:list-item>
                      <text:p text:style-name="P1">pour exception perso on peut se contenter du coup dans le constructeur de super(message);</text:p>
                    </text:list-item>
                    <text:list-item>
                      <text:p text:style-name="P1">ce qui nous permettrea d'appeler ExceptionPerso.getMessage();</text:p>
                    </text:list-item>
                    <text:list-item>
                      <text:p text:style-name="P1">comment indiquer qu'une méthode renvoie potentiellement 2 exceptions ?</text:p>
                      <text:list>
                        <text:list-item>
                          <text:p text:style-name="P1">public (en-tête méthode) throws E1, E2</text:p>
                        </text:list-item>
                      </text:list>
                    </text:list-item>
                    <text:list-item>
                      <text:p text:style-name="P1">dans la méthode appelant la méthode pouvant renvoyer 2 exceptions, comment est géré l'appel dangereux ?</text:p>
                      <text:list>
                        <text:list-item>
                          <text:p text:style-name="P1">un try avec l'appel</text:p>
                        </text:list-item>
                        <text:list-item>
                          <text:p text:style-name="P1"><text:soft-page-break/>suivit de 2 catch</text:p>
                        </text:list-item>
                      </text:list>
                    </text:list-item>
                    <text:list-item>
                      <text:p text:style-name="P1">ordre des catch</text:p>
                      <text:list>
                        <text:list-item>
                          <text:p text:style-name="P1">dans le même ordre que les throw dans la fonction appelée</text:p>
                        </text:list-item>
                      </text:list>
                    </text:list-item>
                  </text:list>
                </text:list-item>
                <text:list-item>
                  <text:p text:style-name="P1">depuis java 7 : le multicatch</text:p>
                  <text:list>
                    <text:list-item>
                      <text:p text:style-name="P1">regrouper les deux catch en un seul (syntaxe)</text:p>
                      <text:list>
                        <text:list-item>
                          <text:p text:style-name="P1">catch (E1 | E2 e) // deux types un seul objet et un OU pas ET car si la première est levée on regarde pas la suite</text:p>
                        </text:list-item>
                      </text:list>
                    </text:list-item>
                  </text:list>
                </text:list-item>
              </text:list>
            </text:list-item>
            <text:list-item>
              <text:p text:style-name="P1">les énumérations</text:p>
              <text:list>
                <text:list-item>
                  <text:p text:style-name="P1">intro</text:p>
                  <text:list>
                    <text:list-item>
                      <text:p text:style-name="P1">qu'est ce qu'une énumération ?</text:p>
                      <text:list>
                        <text:list-item>
                          <text:p text:style-name="P1">un type de données personnalisé ne pouvant prendre que certaines valeurs (ex : couleurs = rouge vert bleu, langages = java PHP C etc)</text:p>
                        </text:list-item>
                      </text:list>
                    </text:list-item>
                  </text:list>
                </text:list-item>
                <text:list-item>
                  <text:p text:style-name="P1">avant les énumérations</text:p>
                  <text:list>
                    <text:list-item>
                      <text:p text:style-name="P1">faire équivalent macros</text:p>
                      <text:list>
                        <text:list-item>
                          <text:p text:style-name="P1">constantes de classe servant juste à changer facilement plein de valeurs dans le code source</text:p>
                        </text:list-item>
                        <text:list-item>
                          <text:p text:style-name="P1">public static final VARIABLE = 2;</text:p>
                        </text:list-item>
                        <text:list-item>
                          <text:p text:style-name="P1">nom tout en majuscules</text:p>
                        </text:list-item>
                      </text:list>
                    </text:list-item>
                    <text:list-item>
                      <text:p text:style-name="P1">exemple d'utilité des enumérations</text:p>
                      <text:list>
                        <text:list-item>
                          <text:p text:style-name="P1">on a une méthode qui prend un paramètre pour lequel on a prévu comment réagir uniquement si ce paramètre comporte quelques valeurs précises. Si ce paramètre est une énumération des valeurs en question, on est sur qu'on va pas passer n'importe quoi en paramètre. Exemple : une fonction qui prend des couleurs.</text:p>
                        </text:list-item>
                      </text:list>
                    </text:list-item>
                  </text:list>
                </text:list-item>
                <text:list-item>
                  <text:p text:style-name="P1">une solution : les enum</text:p>
                  <text:list>
                    <text:list-item>
                      <text:p text:style-name="P1">explications nulles prof</text:p>
                      <text:list>
                        <text:list-item>
                          <text:p text:style-name="P1">syntaxe déclaration énumération (attention : grande particularité !!!)</text:p>
                          <text:list>
                            <text:list-item>
                              <text:p text:style-name="P1">public enum Nom</text:p>
                              <text:p text:style-name="P1">{</text:p>
                              <text:list>
                                <text:list-header>
                                  <text:p text:style-name="P1">valeur1,</text:p>
                                  <text:p text:style-name="P1">valeur2,</text:p>
                                  <text:p text:style-name="P1">…</text:p>
                                  <text:p text:style-name="P1">valeurN;</text:p>
                                </text:list-header>
                              </text:list>
                              <text:p text:style-name="P1">}</text:p>
                            </text:list-item>
                            <text:list-item>
                              <text:p text:style-name="P1">attention : enum et pas class !!!</text:p>
                            </text:list-item>
                            <text:list-item>
                              <text:p text:style-name="P1">juste une liste de valeurs !!!</text:p>
                            </text:list-item>
                            <text:list-item>
                              <text:p text:style-name="P1">pas de type ni d'encapsulation !!!</text:p>
                            </text:list-item>
                            <text:list-item>
                              <text:p text:style-name="P1">virgules à la fin a chaque fois et termine par ;</text:p>
                            </text:list-item>
                          </text:list>
                        </text:list-item>
                        <text:list-item>
                          <text:p text:style-name="P1">classe mère des énumérations (à titre informatif)</text:p>
                          <text:list>
                            <text:list-item>
                              <text:p text:style-name="P1">java.lang.Enum</text:p>
                            </text:list-item>
                          </text:list>
                        </text:list-item>
                        <text:list-item>
                          <text:p text:style-name="P1">les valeurs d'une énum peuvent être considérées comme des variables statiques déclarées publiques</text:p>
                        </text:list-item>
                        <text:list-item>
                          <text:p text:style-name="P1">comment manipuler du coup une de ces valeurs ? (syntaxe)</text:p>
                          <text:list>
                            <text:list-item>
                              <text:p text:style-name="P1">Type.valeur</text:p>
                            </text:list-item>
                            <text:list-item>
                              <text:p text:style-name="P1">ex : Langage.Java</text:p>
                            </text:list-item>
                          </text:list>
                        </text:list-item>
                        <text:list-item>
                          <text:p text:style-name="P1">comment obtenir le tableau des valeurs d'une énumération ?</text:p>
                          <text:list>
                            <text:list-item>
                              <text:p text:style-name="P1">Type.values()</text:p>
                            </text:list-item>
                            <text:list-item>
                              <text:p text:style-name="P1">(Type.values()[1] pour la deuxième valeur)</text:p>
                            </text:list-item>
                            <text:list-item>
                              <text:p text:style-name="P1">peut parcourir les valeurs dans une boucle for par méthode connue</text:p>
                            </text:list-item>
                            <text:list-item>
                              <text:p text:style-name="P1">for (Type nom : Type.values())</text:p>
                            </text:list-item>
                          </text:list>
                        </text:list-item>
                        <text:list-item>
                          <text:p text:style-name="P1"><text:soft-page-break/>comment attribuer une valeur a ce sortes de valeurs ? (explique très mal...)</text:p>
                          <text:list>
                            <text:list-item>
                              <text:p text:style-name="P1">les "valeurs" ne sont donc pas des valeurs mais des attributs</text:p>
                            </text:list-item>
                            <text:list-item>
                              <text:p text:style-name="P1">on peut leur attribuer une valeur comme ceci :</text:p>
                              <text:list>
                                <text:list-header>
                                  <text:p text:style-name="P1">attribut1("valeur1"),</text:p>
                                  <text:p text:style-name="P1">attribut2("valeur2");</text:p>
                                  <text:p text:style-name="P1">…</text:p>
                                </text:list-header>
                              </text:list>
                            </text:list-item>
                          </text:list>
                        </text:list-item>
                        <text:list-item>
                          <text:p text:style-name="P1">peut aussi ajouter méthodes mais j'y comprend rien explique trop mal</text:p>
                          <text:list>
                            <text:list-item>
                              <text:p text:style-name="P1">apparement chaque attribut("val") est un appel au constructeur et on peut appeler plusieurs constructeurs en fonction du mot qu'on met devant mais il y en a qu'un seul en vrai portant le nom de l'enum et ce qui est passé en paramètre est le "val"</text:p>
                            </text:list-item>
                          </text:list>
                        </text:list-item>
                      </text:list>
                    </text:list-item>
                    <text:list-item>
                      <text:p text:style-name="P1">explications perso</text:p>
                      <text:list>
                        <text:list-item>
                          <text:p text:style-name="P1">pas le temps, plus tars</text:p>
                        </text:list-item>
                      </text:list>
                    </text:list-item>
                  </text:list>
                </text:list-item>
              </text:list>
            </text:list-item>
            <text:list-item>
              <text:p text:style-name="P1">les collections d'objets</text:p>
              <text:list>
                <text:list-item>
                  <text:p text:style-name="P1">intro</text:p>
                  <text:list>
                    <text:list-item>
                      <text:p text:style-name="P1">une collection est une sorte de tableau d'objets hétéroclites a taille dynamique</text:p>
                    </text:list-item>
                    <text:list-item>
                      <text:p text:style-name="P1">java.util contient toutes les classes qu'on utilisera pour les collections</text:p>
                    </text:list-item>
                    <text:list-item>
                      <text:p text:style-name="P1">plusieurs classes de collections. Ce sont toutes des interfaces.</text:p>
                    </text:list-item>
                    <text:list-item>
                      <text:p text:style-name="P1">5 différentes classes de collection et leur hiérarchie</text:p>
                      <text:list>
                        <text:list-item>
                          <text:p text:style-name="P1">Collection : contient des objets hétéroclites indicés par des nombres je pense</text:p>
                          <text:list>
                            <text:list-item>
                              <text:p text:style-name="P1">List : peut contenir des répétitions</text:p>
                            </text:list-item>
                            <text:list-item>
                              <text:p text:style-name="P1">Set : que des objets uniques</text:p>
                              <text:list>
                                <text:list-item>
                                  <text:p text:style-name="P1">SortedSet : trié</text:p>
                                </text:list-item>
                              </text:list>
                            </text:list-item>
                          </text:list>
                        </text:list-item>
                        <text:list-item>
                          <text:p text:style-name="P1">Map : contient des objets hétéroclites indicés par des clés</text:p>
                          <text:list>
                            <text:list-item>
                              <text:p text:style-name="P1">SortedMap : trié</text:p>
                            </text:list-item>
                          </text:list>
                        </text:list-item>
                      </text:list>
                    </text:list-item>
                  </text:list>
                </text:list-item>
                <text:list-item>
                  <text:p text:style-name="P1">les objets list</text:p>
                  <text:list>
                    <text:list-item>
                      <text:p text:style-name="P1">3 sous classes très utilisées de List</text:p>
                      <text:list>
                        <text:list-item>
                          <text:p text:style-name="P1">Vector</text:p>
                        </text:list-item>
                        <text:list-item>
                          <text:p text:style-name="P1">LinkedList</text:p>
                        </text:list-item>
                        <text:list-item>
                          <text:p text:style-name="P1">ArrayList</text:p>
                        </text:list-item>
                      </text:list>
                    </text:list-item>
                    <text:list-item>
                      <text:p text:style-name="P1">LinkedList</text:p>
                      <text:list>
                        <text:list-item>
                          <text:p text:style-name="P1">une linkedlist est une liste doublement chainée</text:p>
                        </text:list-item>
                        <text:list-item>
                          <text:p text:style-name="P1">fonctionnement globale</text:p>
                          <text:list>
                            <text:list-item>
                              <text:p text:style-name="P1">première élément : une référence null et une référence à l'élément suivant</text:p>
                            </text:list-item>
                            <text:list-item>
                              <text:p text:style-name="P1">autres éléments : une référence sur précédent et suivant</text:p>
                            </text:list-item>
                            <text:list-item>
                              <text:p text:style-name="P1">dernier élément : une référence précédent un null</text:p>
                            </text:list-item>
                          </text:list>
                        </text:list-item>
                        <text:list-item>
                          <text:p text:style-name="P1">import java.util.*; a ne pas oublier</text:p>
                        </text:list-item>
                        <text:list-item>
                          <text:p text:style-name="P1">créer une liste chainée : LinkedList l = new LinkedList();</text:p>
                        </text:list-item>
                        <text:list-item>
                          <text:p text:style-name="P1">ajouter un élément en queue de liste (je suppose) : l.add("n'importequoi");</text:p>
                        </text:list-item>
                        <text:list-item>
                          <text:p text:style-name="P1">obtenir la taille de la liste : l.size();</text:p>
                        </text:list-item>
                        <text:list-item>
                          <text:p text:style-name="P1">obtenir un élément de la liste : l.get(i);</text:p>
                        </text:list-item>
                        <text:list-item>
                          <text:p text:style-name="P1">méthode indiquant si on est au bout <text:s/>d'une list / d'un tableau ? / autre ?</text:p>
                          <text:list>
                            <text:list-item>
                              <text:p text:style-name="P1">l.hasnext();</text:p>
                            </text:list-item>
                          </text:list>
                        </text:list-item>
                        <text:list-item>
                          <text:p text:style-name="P1">un itérateur est un objet qui n'existe que pour parcourir une liste</text:p>
                        </text:list-item>
                        <text:list-item>
                          <text:p text:style-name="P1">classe des itérateurs de liste : ListIterator</text:p>
                        </text:list-item>
                        <text:list-item>
                          <text:p text:style-name="P1">récupérer l'itérateur d'une liste : l.listIterator();</text:p>
                        </text:list-item>
                        <text:list-item>
                          <text:p text:style-name="P1">parcourir une liste avec un itérateur (douteux...)</text:p>
                          <text:list>
                            <text:list-item>
                              <text:p text:style-name="P1">while (li.hasNext())</text:p>
                              <text:p text:style-name="P1">{</text:p>
                              <text:p text:style-name="P1"><text:soft-page-break/><text:tab/>System.out.println(li.next());</text:p>
                              <text:p text:style-name="P1">}</text:p>
                            </text:list-item>
                            <text:list-item>
                              <text:p text:style-name="P1">marche pas</text:p>
                            </text:list-item>
                          </text:list>
                        </text:list-item>
                        <text:list-item>
                          <text:p text:style-name="P1">LinkedList utile pour insérer des données au milieu mais lent pour lire tout</text:p>
                        </text:list-item>
                      </text:list>
                    </text:list-item>
                    <text:list-item>
                      <text:p text:style-name="P1">ArrayList</text:p>
                      <text:list>
                        <text:list-item>
                          <text:p text:style-name="P1">particularité : accepte "null" comme donnée</text:p>
                        </text:list-item>
                        <text:list-item>
                          <text:p text:style-name="P1">7 méthodes d'ArrayList (dont 3 déjà vues)</text:p>
                          <text:list>
                            <text:list-item>
                              <text:p text:style-name="P1">size()</text:p>
                            </text:list-item>
                            <text:list-item>
                              <text:p text:style-name="P1">add(...)</text:p>
                            </text:list-item>
                            <text:list-item>
                              <text:p text:style-name="P1">get(...)</text:p>
                            </text:list-item>
                            <text:list-item>
                              <text:p text:style-name="P1">remove(i) // supprime le i+1ème élément</text:p>
                            </text:list-item>
                            <text:list-item>
                              <text:p text:style-name="P1">isEmpty() // true ou false</text:p>
                            </text:list-item>
                            <text:list-item>
                              <text:p text:style-name="P1">removeAll()</text:p>
                            </text:list-item>
                            <text:list-item>
                              <text:p text:style-name="P1">contains(objet) // renvoie booléan aussi</text:p>
                            </text:list-item>
                          </text:list>
                        </text:list-item>
                        <text:list-item>
                          <text:p text:style-name="P1">arraylist rapide pour lire tout mais lent pour insérer supprimer données au milieu</text:p>
                        </text:list-item>
                        <text:list-item>
                          <text:p text:style-name="P1">perso : qu'est ce qu'est donc un ArrayList ?</text:p>
                          <text:list>
                            <text:list-item>
                              <text:p text:style-name="P1">une arraylist est donc un tableau hétéroclite dynamique (tableau donc contigüe en mémoire) et une LinkedList = liste doublement chainée</text:p>
                            </text:list-item>
                          </text:list>
                        </text:list-item>
                      </text:list>
                    </text:list-item>
                  </text:list>
                </text:list-item>
                <text:list-item>
                  <text:p text:style-name="P1">les objets map</text:p>
                  <text:list>
                    <text:list-item>
                      <text:p text:style-name="P1">intro</text:p>
                      <text:list>
                        <text:list-item>
                          <text:p text:style-name="P1">un objet de Map est une liste indicée par des clés</text:p>
                        </text:list-item>
                        <text:list-item>
                          <text:p text:style-name="P1">clé = unique</text:p>
                        </text:list-item>
                        <text:list-item>
                          <text:p text:style-name="P1">valeur pas forcément</text:p>
                        </text:list-item>
                      </text:list>
                    </text:list-item>
                    <text:list-item>
                      <text:p text:style-name="P1">Hashable</text:p>
                      <text:list>
                        <text:list-item>
                          <text:p text:style-name="P1">nom français (connais déjà) : table de hachage</text:p>
                        </text:list-item>
                        <text:list-item>
                          <text:p text:style-name="P1">ses codes ne marchent pas encore une fois !!! Cours de merde</text:p>
                        </text:list-item>
                        <text:list-item>
                          <text:p text:style-name="P1">déclarer un Hashtable : Hashtable ht = new Hashtable();</text:p>
                        </text:list-item>
                        <text:list-item>
                          <text:p text:style-name="P1">ajouter des éléments au hashtable : ht.put(clé, obj);</text:p>
                        </text:list-item>
                        <text:list-item>
                          <text:p text:style-name="P1">stocker ses éléments dans une énumération</text:p>
                          <text:list>
                            <text:list-item>
                              <text:p text:style-name="P1">Enumeration e = ht.elements();</text:p>
                            </text:list-item>
                          </text:list>
                        </text:list-item>
                        <text:list-item>
                          <text:p text:style-name="P1">regarder s'il reste des éléments dans l'énumération : e.hasMoreElements();</text:p>
                        </text:list-item>
                        <text:list-item>
                          <text:p text:style-name="P1">aller à l'élément suivant : e.nextElement();</text:p>
                        </text:list-item>
                        <text:list-item>
                          <text:p text:style-name="P1">parcourir les éléments</text:p>
                          <text:list>
                            <text:list-item>
                              <text:p text:style-name="P1">while(e.hasMoreElements())</text:p>
                              <text:list>
                                <text:list-header>
                                  <text:p text:style-name="P1">System.out.println(e.nextElement());</text:p>
                                </text:list-header>
                              </text:list>
                            </text:list-item>
                          </text:list>
                        </text:list-item>
                        <text:list-item>
                          <text:p text:style-name="P1">6 méthodes d'une table de hachage</text:p>
                          <text:list>
                            <text:list-item>
                              <text:p text:style-name="P4">isEmpty()</text:p>
                            </text:list-item>
                            <text:list-item>
                              <text:p text:style-name="P4">contains(obj)</text:p>
                            </text:list-item>
                            <text:list-item>
                              <text:p text:style-name="P4">containsKey(key)</text:p>
                            </text:list-item>
                            <text:list-item>
                              <text:p text:style-name="P4">put(key, obj)</text:p>
                            </text:list-item>
                            <text:list-item>
                              <text:p text:style-name="P4">elements()</text:p>
                            </text:list-item>
                            <text:list-item>
                              <text:p text:style-name="P4">keys()</text:p>
                            </text:list-item>
                          </text:list>
                        </text:list-item>
                        <text:list-item>
                          <text:p text:style-name="P4">n'accepte pas la valeur null</text:p>
                        </text:list-item>
                        <text:list-item>
                          <text:p text:style-name="P4">Hashtable est threadsafe : plusieurs thread (processus parallèles je crois) peuvent y accéder en même temps sans risque de conflit</text:p>
                        </text:list-item>
                      </text:list>
                    </text:list-item>
                    <text:list-item>
                      <text:p text:style-name="P1">HashMap</text:p>
                      <text:list>
                        <text:list-item>
                          <text:p text:style-name="P1">2 différences avec Hashtable</text:p>
                          <text:list>
                            <text:list-item>
                              <text:p text:style-name="P1">accepte null</text:p>
                            </text:list-item>
                            <text:list-item>
                              <text:p text:style-name="P1"><text:soft-page-break/>pas threadsafe</text:p>
                            </text:list-item>
                          </text:list>
                        </text:list-item>
                      </text:list>
                    </text:list-item>
                  </text:list>
                </text:list-item>
                <text:list-item>
                  <text:p text:style-name="P1">la classe set</text:p>
                  <text:list>
                    <text:list-item>
                      <text:p text:style-name="P1">intro</text:p>
                      <text:list>
                        <text:list-item>
                          <text:p text:style-name="P1">un set est une collection qui n'accepte pas les doublons</text:p>
                        </text:list-item>
                        <text:list-item>
                          <text:p text:style-name="P1">quelques sous classes de set</text:p>
                          <text:list>
                            <text:list-item>
                              <text:p text:style-name="P1">HashSet</text:p>
                            </text:list-item>
                            <text:list-item>
                              <text:p text:style-name="P1">TreeSet</text:p>
                            </text:list-item>
                            <text:list-item>
                              <text:p text:style-name="P1">LinkedHashSet</text:p>
                            </text:list-item>
                          </text:list>
                        </text:list-item>
                        <text:list-item>
                          <text:p text:style-name="P1">quelques différences non nomminatives : certains n'acceptent pas null d'autres pas certains objets etc...</text:p>
                        </text:list-item>
                        <text:list-item>
                          <text:p text:style-name="P1">plutôt destinés à la manipulation de grande quantité de données</text:p>
                        </text:list-item>
                        <text:list-item>
                          <text:p text:style-name="P1">pas très bons pour insertion</text:p>
                        </text:list-item>
                        <text:list-item>
                          <text:p text:style-name="P1">HashSet a des temps d'accés plus courts donc plus généralement utilisé</text:p>
                        </text:list-item>
                        <text:list-item>
                          <text:p text:style-name="P1">utiliser TreeSet si on doit constamment trier</text:p>
                        </text:list-item>
                      </text:list>
                    </text:list-item>
                    <text:list-item>
                      <text:p text:style-name="P1">la classe HashSet</text:p>
                      <text:list>
                        <text:list-item>
                          <text:p text:style-name="P1">deux moyens de parcourir un HashSet</text:p>
                          <text:list>
                            <text:list-item>
                              <text:p text:style-name="P1">en utilisant un Iterator</text:p>
                            </text:list-item>
                            <text:list-item>
                              <text:p text:style-name="P1">en extrayant un tableau d'Object</text:p>
                            </text:list-item>
                          </text:list>
                        </text:list-item>
                        <text:list-item>
                          <text:p text:style-name="P1">flemme d'expliquer comment on fouille dedans, analogue a ce qui a été vu précédemment</text:p>
                        </text:list-item>
                        <text:list-item>
                          <text:p text:style-name="P1">6 méthodes de HashSet</text:p>
                          <text:list>
                            <text:list-item>
                              <text:p text:style-name="P1">add()</text:p>
                            </text:list-item>
                            <text:list-item>
                              <text:p text:style-name="P1">contain(valeur)</text:p>
                            </text:list-item>
                            <text:list-item>
                              <text:p text:style-name="P1">isEmpty()</text:p>
                            </text:list-item>
                            <text:list-item>
                              <text:p text:style-name="P1">iterator()</text:p>
                            </text:list-item>
                            <text:list-item>
                              <text:p text:style-name="P1">remove(obj)</text:p>
                            </text:list-item>
                            <text:list-item>
                              <text:p text:style-name="P1">toArray()</text:p>
                            </text:list-item>
                          </text:list>
                        </text:list-item>
                      </text:list>
                    </text:list-item>
                  </text:list>
                </text:list-item>
              </text:list>
            </text:list-item>
            <text:list-item>
              <text:p text:style-name="P1">la généricité en Java</text:p>
              <text:list>
                <text:list-item>
                  <text:p text:style-name="P1">principe de base</text:p>
                  <text:list>
                    <text:list-item>
                      <text:p text:style-name="P1">cas auquel on veut répondre</text:p>
                      <text:list>
                        <text:list-item>
                          <text:p text:style-name="P1">on veut faire une classe qui peut manipuler n'importe quel type d'objets</text:p>
                        </text:list-item>
                      </text:list>
                    </text:list-item>
                    <text:list-item>
                      <text:p text:style-name="P1">deux autres solutions, mais comportent toutes deux des défauts. Lesquels ?</text:p>
                      <text:list>
                        <text:list-item>
                          <text:p text:style-name="P1">on peut dire que cette classe manipule des Object</text:p>
                          <text:list>
                            <text:list-item>
                              <text:p text:style-name="P1">du coup dans les méthode utilisant cette classe, on doit caster ce qu'elle nous renvoie</text:p>
                            </text:list-item>
                          </text:list>
                        </text:list-item>
                        <text:list-item>
                          <text:p text:style-name="P1">on peut créer une classe par type</text:p>
                          <text:list>
                            <text:list-item>
                              <text:p text:style-name="P1">redondant, copie de code</text:p>
                            </text:list-item>
                            <text:list-item>
                              <text:p text:style-name="P1">très chiant a modifier</text:p>
                            </text:list-item>
                            <text:list-item>
                              <text:p text:style-name="P1">chaque fois qu'on créait une classe dans notre programme, une version de la (future classe générique) supplémentaire devra être créée pour manipuler cette classe en plus.</text:p>
                            </text:list-item>
                          </text:list>
                        </text:list-item>
                      </text:list>
                    </text:list-item>
                    <text:list-item>
                      <text:p text:style-name="P1">Syntaxe généricité</text:p>
                      <text:list>
                        <text:list-item>
                          <text:p text:style-name="P1">public class NomClasse&lt;T&gt;</text:p>
                          <text:list>
                            <text:list-header>
                              <text:p text:style-name="P1">… private T val (etc) ...</text:p>
                            </text:list-header>
                          </text:list>
                        </text:list-item>
                        <text:list-item>
                          <text:p text:style-name="P1">manipulation de la classe : … new NomClasse&lt;int&gt; ...</text:p>
                        </text:list-item>
                      </text:list>
                    </text:list-item>
                    <text:list-item>
                      <text:p text:style-name="P1">Quels types acceptés en paramètres ?</text:p>
                      <text:list>
                        <text:list-item>
                          <text:p text:style-name="P1">que des objets, du coup Integer plutôt que int par exemple</text:p>
                        </text:list-item>
                      </text:list>
                    </text:list-item>
                    <text:list-item>
                      <text:p text:style-name="P1">un wrapper d'un type primitif est la classe correspondant au type (Integer est le wrapper de int)</text:p>
                    </text:list-item>
                    <text:list-item>
                      <text:p text:style-name="P1"><text:soft-page-break/>autoboxing : qu'est ce que c'est ? deux sous concepts. Exemples</text:p>
                      <text:list>
                        <text:list-item>
                          <text:p text:style-name="P1">ça consiste a transformer automatiquement wrapper en type primitif (unboxing) ou inversement (boxing)</text:p>
                        </text:list-item>
                        <text:list-item>
                          <text:p text:style-name="P1">ex de boxing : int i = new Integer();</text:p>
                        </text:list-item>
                      </text:list>
                    </text:list-item>
                    <text:list-item>
                      <text:p text:style-name="P1">généricite multiple</text:p>
                      <text:list>
                        <text:list-item>
                          <text:p text:style-name="P1">passer plusieurs types en paramètre à une fonction</text:p>
                        </text:list-item>
                        <text:list-item>
                          <text:p text:style-name="P1">deux identifiants entre les chevrons, séparés par virgule</text:p>
                        </text:list-item>
                        <text:list-item>
                          <text:p text:style-name="P1">exemple</text:p>
                          <text:list>
                            <text:list-item>
                              <text:p text:style-name="P1">public class Duo&lt;A, B&gt;</text:p>
                            </text:list-item>
                            <text:list-item>
                              <text:p text:style-name="P1">new Duo&lt;Integer, String&gt;</text:p>
                            </text:list-item>
                          </text:list>
                        </text:list-item>
                      </text:list>
                    </text:list-item>
                    <text:list-item>
                      <text:p text:style-name="P1">note : initialiser un type générique dans une classe générique</text:p>
                      <text:list>
                        <text:list-item>
                          <text:p text:style-name="P1">T variable = null;</text:p>
                        </text:list-item>
                        <text:list-item>
                          <text:p text:style-name="P1">bizarre mais logique : T est forcément une classe</text:p>
                        </text:list-item>
                      </text:list>
                    </text:list-item>
                  </text:list>
                </text:list-item>
                <text:list-item>
                  <text:p text:style-name="P1">Généricité et collections</text:p>
                  <text:list>
                    <text:list-item>
                      <text:p text:style-name="P1">intro</text:p>
                      <text:list>
                        <text:list-item>
                          <text:p text:style-name="P1">possibilité utiliser des collections génériques. Comment ? (ex avec ArrayList)</text:p>
                          <text:list>
                            <text:list-item>
                              <text:p text:style-name="P1">List&lt;Integer&gt; liste = new ArrayList&lt;Integer&gt;();</text:p>
                            </text:list-item>
                          </text:list>
                        </text:list-item>
                        <text:list-item>
                          <text:p text:style-name="P1">utilité ? (différence avec un simple tableau ?)</text:p>
                          <text:list>
                            <text:list-item>
                              <text:p text:style-name="P1">tableau dynamique dont on connait le type</text:p>
                            </text:list-item>
                          </text:list>
                        </text:list-item>
                      </text:list>
                    </text:list-item>
                    <text:list-item>
                      <text:p text:style-name="P1">héritage et généricité</text:p>
                      <text:list>
                        <text:list-item>
                          <text:p text:style-name="P1">pas de covariance avec la généricité</text:p>
                          <text:list>
                            <text:list-item>
                              <text:p text:style-name="P1">pas possible List&lt;Voiture&gt; L = new ArrayList&lt;VoitureSansPermis&gt;(); par exemple</text:p>
                            </text:list-item>
                            <text:list-item>
                              <text:p text:style-name="P1">ceci car on pourrait ajouter une voiture a un arrayList de voitures sans permis (pas tout compris... Pourquoi pas même problème avant ?)</text:p>
                            </text:list-item>
                          </text:list>
                        </text:list-item>
                        <text:list-item>
                          <text:p text:style-name="P1">caractère symbolisant n'importe quel type : wildcard "?"</text:p>
                        </text:list-item>
                        <text:list-item>
                          <text:p text:style-name="P1">indiquer pour généricité "telle classe ou une de ses filles" : &lt;? extends Cl&gt;</text:p>
                        </text:list-item>
                        <text:list-item>
                          <text:p text:style-name="P1">verrouille en écriture (pas compris ce qu'il veut dire, il explique mal)</text:p>
                        </text:list-item>
                        <text:list-item>
                          <text:p text:style-name="P1">méthodes déclarées avec type générique verrouillées</text:p>
                        </text:list-item>
                        <text:list-item>
                          <text:p text:style-name="P1">indiquer pour généricité "telle classe ou une de ses mères"</text:p>
                          <text:list>
                            <text:list-item>
                              <text:p text:style-name="P1">&lt;? super Classe&gt;</text:p>
                            </text:list-item>
                          </text:list>
                        </text:list-item>
                      </text:list>
                    </text:list-item>
                  </text:list>
                </text:list-item>
              </text:list>
            </text:list-item>
            <text:list-item>
              <text:p text:style-name="P1">Les flux d'entrée sortie</text:p>
              <text:list>
                <text:list-item>
                  <text:p text:style-name="P1">intro</text:p>
                  <text:list>
                    <text:list-item>
                      <text:p text:style-name="P1">qu'est ce qu'une entrée/sortie ?</text:p>
                      <text:list>
                        <text:list-item>
                          <text:p text:style-name="P1">un échange entre le programme et une autre source (périphérique, mémoire, fichier, programme lui même etc)</text:p>
                        </text:list-item>
                      </text:list>
                    </text:list-item>
                    <text:list-item>
                      <text:p text:style-name="P1">quelle entité java utilise t-il pour gérer les entrées sorties ?</text:p>
                      <text:list>
                        <text:list-item>
                          <text:p text:style-name="P1">un stream (flux)</text:p>
                        </text:list-item>
                      </text:list>
                    </text:list-item>
                    <text:list-item>
                      <text:p text:style-name="P1">que faut-il faire à chaque fois qu'on utilise un flux ?</text:p>
                      <text:list>
                        <text:list-item>
                          <text:p text:style-name="P1">ouvrir le flux</text:p>
                        </text:list-item>
                        <text:list-item>
                          <text:p text:style-name="P1">lire / écrire</text:p>
                        </text:list-item>
                        <text:list-item>
                          <text:p text:style-name="P1">fermer le flux</text:p>
                        </text:list-item>
                      </text:list>
                    </text:list-item>
                    <text:list-item>
                      <text:p text:style-name="P1">plein d'objets sont utilisés pour travailler avec les flux. Ils se divisent en deux catégories, qui sont</text:p>
                      <text:list>
                        <text:list-item>
                          <text:p text:style-name="P1">les objets travaillant avec des flux d'entrée</text:p>
                        </text:list-item>
                        <text:list-item>
                          <text:p text:style-name="P1">les objets travaillant avec des flux de sortie</text:p>
                        </text:list-item>
                      </text:list>
                    </text:list-item>
                  </text:list>
                </text:list-item>
                <text:list-item>
                  <text:p text:style-name="P1">utilisation de java .io</text:p>
                  <text:list>
                    <text:list-item>
                      <text:p text:style-name="P1">la classe File</text:p>
                      <text:list>
                        <text:list-item>
                          <text:p text:style-name="P1">pour l'exemple : créer un fichier et le mettre dans le dossier (créer à la main <text:soft-page-break/>pas en programmant)</text:p>
                        </text:list-item>
                        <text:list-item>
                          <text:p text:style-name="P1">faire un import pour utiliser des fichiers</text:p>
                          <text:list>
                            <text:list-item>
                              <text:p text:style-name="P1">import java.io.File;</text:p>
                            </text:list-item>
                          </text:list>
                        </text:list-item>
                        <text:list-item>
                          <text:p text:style-name="P1">créer un objet fichier (apparemment différent d'un vrai fichier)</text:p>
                          <text:list>
                            <text:list-item>
                              <text:p text:style-name="P1">File fichier = new Fichier("test.txt"); // test.txt a déjà été créé à la main ! Cette ligne créait juste le lien entre l'objet fichier et le fichier test.</text:p>
                            </text:list-item>
                          </text:list>
                        </text:list-item>
                        <text:list-item>
                          <text:p text:style-name="P1">méthodes sur le File</text:p>
                          <text:list>
                            <text:list-item>
                              <text:p text:style-name="P1">obtenir son chemin absolu : getAbsolutePath()</text:p>
                            </text:list-item>
                            <text:list-item>
                              <text:p text:style-name="P1">son nom : getName()</text:p>
                            </text:list-item>
                            <text:list-item>
                              <text:p text:style-name="P1">savoir s'il existe : exists();</text:p>
                            </text:list-item>
                            <text:list-item>
                              <text:p text:style-name="P1">si c'est un dossier : isDirectory();</text:p>
                            </text:list-item>
                            <text:list-item>
                              <text:p text:style-name="P1">si c'est un fichier : isFile();</text:p>
                            </text:list-item>
                            <text:list-item>
                              <text:p text:style-name="P1">obtenir les fichiers/dossiers à la racine du fichier ? listRoot();</text:p>
                            </text:list-item>
                            <text:list-item>
                              <text:p text:style-name="P1">lister les fichiers et dossiers d'un répertoire ? listFiles();</text:p>
                            </text:list-item>
                            <text:list-item>
                              <text:p text:style-name="P1">détruire un fichier : delete();</text:p>
                            </text:list-item>
                            <text:list-item>
                              <text:p text:style-name="P1">créer un répertoire : mkdir(); // créait un répertoire du nom de l'objet</text:p>
                            </text:list-item>
                          </text:list>
                        </text:list-item>
                        <text:list-item>
                          <text:p text:style-name="P1">création fichier... Créait vraiment ? Même question pour supprimer</text:p>
                          <text:list>
                            <text:list-item>
                              <text:p text:style-name="P1">du mal a comprendre...</text:p>
                            </text:list-item>
                            <text:list-item>
                              <text:p text:style-name="P1">File f = new File(test.txt); ne créait rien (faut créer à la main)</text:p>
                            </text:list-item>
                            <text:list-item>
                              <text:p text:style-name="P1">mais delete() détruit</text:p>
                            </text:list-item>
                            <text:list-item>
                              <text:p text:style-name="P1">logique en fait : l'objet File existe toujours, la méthode gère le vrai fichier</text:p>
                            </text:list-item>
                          </text:list>
                        </text:list-item>
                      </text:list>
                    </text:list-item>
                    <text:list-item>
                      <text:p text:style-name="P1">Les classes FileInputStream et FileOutputStream</text:p>
                      <text:list>
                        <text:list-item>
                          <text:p text:style-name="P1">à quoi servent ces objets ?</text:p>
                          <text:list>
                            <text:list-item>
                              <text:p text:style-name="P1">à lire et écrire dans des fichiers</text:p>
                            </text:list-item>
                          </text:list>
                        </text:list-item>
                        <text:list-item>
                          <text:p text:style-name="P1">héritent de deux classes abstraites</text:p>
                          <text:list>
                            <text:list-item>
                              <text:p text:style-name="P1">InputStream</text:p>
                            </text:list-item>
                            <text:list-item>
                              <text:p text:style-name="P1">OutputStream</text:p>
                            </text:list-item>
                          </text:list>
                        </text:list-item>
                        <text:list-item>
                          <text:p text:style-name="P1">laquelle sert a lire et laquelle sert à écrire ?</text:p>
                          <text:list>
                            <text:list-item>
                              <text:p text:style-name="P1">input = lecture</text:p>
                            </text:list-item>
                            <text:list-item>
                              <text:p text:style-name="P1">output = écriture</text:p>
                            </text:list-item>
                          </text:list>
                        </text:list-item>
                        <text:list-item>
                          <text:p text:style-name="P1">ouvrir un fichier en lecture / en écriture</text:p>
                          <text:list>
                            <text:list-item>
                              <text:p text:style-name="P1">import java.io.FileInputStream;</text:p>
                            </text:list-item>
                            <text:list-item>
                              <text:p text:style-name="P1">import java.io.FileOutputStream;</text:p>
                            </text:list-item>
                            <text:list-item>
                              <text:p text:style-name="P1">…</text:p>
                            </text:list-item>
                            <text:list-item>
                              <text:p text:style-name="P1">FileInputStream fis = new FileInputStream(new File("fichExistant.txt"));</text:p>
                            </text:list-item>
                            <text:list-item>
                              <text:p text:style-name="P1">FileOutputStream fos = new FileOutputStream(new File("fichier.txt"));</text:p>
                            </text:list-item>
                            <text:list-item>
                              <text:p text:style-name="P1">...</text:p>
                            </text:list-item>
                          </text:list>
                        </text:list-item>
                        <text:list-item>
                          <text:p text:style-name="P1">créer un buffeur pour lecture / écriture</text:p>
                          <text:list>
                            <text:list-item>
                              <text:p text:style-name="P1">byte[] buf = new byte[8];</text:p>
                            </text:list-item>
                          </text:list>
                        </text:list-item>
                        <text:list-item>
                          <text:p text:style-name="P1">lire / écrire dans un buffeur (pas sur d'avoir compris)</text:p>
                          <text:list>
                            <text:list-item>
                              <text:p text:style-name="P1">fis.read();</text:p>
                            </text:list-item>
                            <text:list-item>
                              <text:p text:style-name="P1">fos.write();</text:p>
                            </text:list-item>
                          </text:list>
                        </text:list-item>
                        <text:list-item>
                          <text:p text:style-name="P1">attraper exceptions si FileInputStream ne trouve aucun fichier et si une erreur écriture / lecture est trouvée</text:p>
                          <text:list>
                            <text:list-item>
                              <text:p text:style-name="P1">import java.io.FileNotFoundException;</text:p>
                            </text:list-item>
                            <text:list-item>
                              <text:p text:style-name="P1">import java.io.IOException;</text:p>
                            </text:list-item>
                            <text:list-item>
                              <text:p text:style-name="P1">…</text:p>
                            </text:list-item>
                            <text:list-item>
                              <text:p text:style-name="P1">try catch l'exception machin etc</text:p>
                            </text:list-item>
                            <text:list-item>
                              <text:p text:style-name="P1">pour chaque exception, dans le catch : e.printStackTrace();</text:p>
                            </text:list-item>
                          </text:list>
                        </text:list-item>
                        <text:list-item>
                          <text:p text:style-name="P1"><text:soft-page-break/>L'ouverture en écriture d'un fichier inexistant a pour conséquence la création de ce dernier</text:p>
                        </text:list-item>
                        <text:list-item>
                          <text:p text:style-name="P1">s'assurer après avoir manipulé un fichier de toujours fermer les objets qui le manipule en lecture et écriture. Ceci, or du try dans le finally au cas où il y ait une erreur. Car si on ne les ferme pas, ça bouffe de la RAM que ça ne rend que lorsqu'on rallume l'ordi</text:p>
                        </text:list-item>
                        <text:list-item>
                          <text:p text:style-name="P1">FileInputStream et FileOutputStream travaillent avec un nombre déterminé d'octets : 8 je crois.</text:p>
                        </text:list-item>
                        <text:list-item>
                          <text:p text:style-name="P1">tout ce qui a été dit précédemment : relatif a UNICODE 1</text:p>
                        </text:list-item>
                        <text:list-item>
                          <text:p text:style-name="P1">caractères spéciaux (dont accents) non compris. Du coup, remplacés par négatif et point d'interrogation.</text:p>
                        </text:list-item>
                      </text:list>
                    </text:list-item>
                    <text:list-item>
                      <text:p text:style-name="P1">les classes FilterInputStream et FilterOutputStream</text:p>
                      <text:list>
                        <text:list-item>
                          <text:p text:style-name="P1">classes abstraites</text:p>
                        </text:list-item>
                        <text:list-item>
                          <text:p text:style-name="P1">pour chacune des deux : 4 classes filles. Lesquelles ?</text:p>
                          <text:list>
                            <text:list-item>
                              <text:p text:style-name="P1">Data(Input/Output)Stream</text:p>
                              <text:list>
                                <text:list-item>
                                  <text:p text:style-name="P1">permet de lire directement des types primitifs via methodes genre readDouble(), readInt() etc</text:p>
                                </text:list-item>
                              </text:list>
                            </text:list-item>
                            <text:list-item>
                              <text:p text:style-name="P1">Buffered(...)</text:p>
                              <text:list>
                                <text:list-item>
                                  <text:p text:style-name="P1">offre un tampon a disposition : on lit / écrit dedans puis le tampon est transité</text:p>
                                </text:list-item>
                              </text:list>
                            </text:list-item>
                            <text:list-item>
                              <text:p text:style-name="P1">PushBack...</text:p>
                              <text:list>
                                <text:list-item>
                                  <text:p text:style-name="P1">permet de remettre dans le flux un octet déjà manipulé</text:p>
                                </text:list-item>
                              </text:list>
                            </text:list-item>
                            <text:list-item>
                              <text:p text:style-name="P1">LineNumber...</text:p>
                              <text:list>
                                <text:list-item>
                                  <text:p text:style-name="P1">donne le numéro de ligne lu / écrit à chaque instant</text:p>
                                </text:list-item>
                              </text:list>
                            </text:list-item>
                          </text:list>
                        </text:list-item>
                        <text:list-item>
                          <text:p text:style-name="P1">BufferedInputStream incroyablement plus rapide que FileInputStream</text:p>
                        </text:list-item>
                        <text:list-item>
                          <text:p text:style-name="P1">perso : pourquoi telle rapidité ? (je pense)</text:p>
                          <text:list>
                            <text:list-item>
                              <text:p text:style-name="P1">parce que Buffered fait la majorité du travail dans les buffers donc dans la mémoire cache, là où FileInputStream fait tout dans la RAM</text:p>
                            </text:list-item>
                          </text:list>
                        </text:list-item>
                        <text:list-item>
                          <text:p text:style-name="P1">comment (grossièrement) utiliser un Data(I/O)...</text:p>
                          <text:list>
                            <text:list-item>
                              <text:p text:style-name="P1">déclarer en mode Data(...) dxs = new Data(...)(new Buffered...(new File... (new File("nomFichier.txt"))));</text:p>
                            </text:list-item>
                            <text:list-item>
                              <text:p text:style-name="P1">puis manipuler le dxs avec les méthodes</text:p>
                            </text:list-item>
                            <text:list-item>
                              <text:p text:style-name="P1">méthodes au format (read/write)(Type)</text:p>
                            </text:list-item>
                            <text:list-item>
                              <text:p text:style-name="P1">ex : dos.writeBoolean(true);</text:p>
                            </text:list-item>
                          </text:list>
                        </text:list-item>
                      </text:list>
                    </text:list-item>
                    <text:list-item>
                      <text:p text:style-name="P1">Les ObjectInputStream et ObjectOutputStream</text:p>
                      <text:list>
                        <text:list-item>
                          <text:p text:style-name="P1">comment s'appelle la sauvegarde d'objets dans des fichiers ? : la sérialisation</text:p>
                        </text:list-item>
                        <text:list-item>
                          <text:p text:style-name="P1">importer classe permettant l'écriture et lecture d'objects dans des fichiers</text:p>
                          <text:list>
                            <text:list-item>
                              <text:p text:style-name="P1">import java.io.Serializable;</text:p>
                            </text:list-item>
                          </text:list>
                        </text:list-item>
                        <text:list-item>
                          <text:p text:style-name="P1">Une classe qu'on créait est sauvegardable ssi elle implement Serializable</text:p>
                        </text:list-item>
                        <text:list-item>
                          <text:p text:style-name="P1">ouvrir un fichier en lecture et en écriture d'objets</text:p>
                          <text:list>
                            <text:list-item>
                              <text:p text:style-name="P1">oos = new ObjectOutputStream (new BufferedOutputStream (new FileOutputStream (new File ("jeux.txt"))));</text:p>
                            </text:list-item>
                            <text:list-item>
                              <text:p text:style-name="P1">analogue pour lecture</text:p>
                            </text:list-item>
                          </text:list>
                        </text:list-item>
                        <text:list-item>
                          <text:p text:style-name="P1">note : que faut il faire si l'objet a sauver a un autre objet comme attribut ?</text:p>
                          <text:list>
                            <text:list-item>
                              <text:p text:style-name="P1">s'assurer que son objet attribut est aussi serializable</text:p>
                            </text:list-item>
                            <text:list-item>
                              <text:p text:style-name="P1">OU s'assurer que l'objet attribut ne soit pas sauvé en même temps</text:p>
                            </text:list-item>
                          </text:list>
                        </text:list-item>
                        <text:list-item>
                          <text:p text:style-name="P1">dans la classe sauvable, déclarer l'objet attribut comme étant transient !</text:p>
                        </text:list-item>
                        <text:list-item>
                          <text:p text:style-name="P1">pas sur : impossible de manipuler un objet déclaré transient : ignoré</text:p>
                        </text:list-item>
                      </text:list>
                    </text:list-item>
                    <text:list-item>
                      <text:p text:style-name="P1">Les classes CharArray(Writer/Reader) et String(Writer/Reader)</text:p>
                      <text:list>
                        <text:list-item>
                          <text:p text:style-name="P1">quasiment identiques et ont les mêmes méthodes que leur classe mère</text:p>
                        </text:list-item>
                        <text:list-item>
                          <text:p text:style-name="P1"><text:soft-page-break/>permettent d'utiliser un buffer adaptatif</text:p>
                        </text:list-item>
                        <text:list-item>
                          <text:p text:style-name="P1">je comprend, mais flemme de tester et noter. cf milieu du chapitre environ.</text:p>
                        </text:list-item>
                      </text:list>
                    </text:list-item>
                    <text:list-item>
                      <text:p text:style-name="P1">Les classes File(Writer/Reader) et Print(Writer/Reader)</text:p>
                      <text:list>
                        <text:list-item>
                          <text:p text:style-name="P1">idem</text:p>
                        </text:list-item>
                      </text:list>
                    </text:list-item>
                  </text:list>
                </text:list-item>
                <text:list-item>
                  <text:p text:style-name="P1">utilisation de java.nio</text:p>
                  <text:list>
                    <text:list-item>
                      <text:p text:style-name="P1">signification nio : new input output (amélioration de io sortie après)</text:p>
                    </text:list-item>
                    <text:list-item>
                      <text:p text:style-name="P1">différence principale regroupement données pour traitement</text:p>
                      <text:list>
                        <text:list-item>
                          <text:p text:style-name="P1">io traite par octets</text:p>
                        </text:list-item>
                        <text:list-item>
                          <text:p text:style-name="P1">nio traite par paquets → plus rapide</text:p>
                        </text:list-item>
                      </text:list>
                    </text:list-item>
                    <text:list-item>
                      <text:p text:style-name="P1">deux classes du package essentielle + fonctionnement grossier</text:p>
                      <text:list>
                        <text:list-item>
                          <text:p text:style-name="P1">Channels</text:p>
                        </text:list-item>
                        <text:list-item>
                          <text:p text:style-name="P1">Buffer</text:p>
                        </text:list-item>
                        <text:list-item>
                          <text:p text:style-name="P1">Lorsqu'on ouvre un fichier avec nio on récupère un canal et un buffer qui nous permettent d'aller encore plus vite qu'avec buffered(...)</text:p>
                        </text:list-item>
                      </text:list>
                    </text:list-item>
                    <text:list-item>
                      <text:p text:style-name="P1">idem pour suite, flemme cf cours</text:p>
                    </text:list-item>
                    <text:list-item>
                      <text:p text:style-name="P1">note quand même : fermer manuellement fichiers, réseau etc</text:p>
                    </text:list-item>
                    <text:list-item>
                      <text:p text:style-name="P1">nouveauté dans java 7 pour fermer automatiquement dans un try</text:p>
                      <text:list>
                        <text:list-item>
                          <text:p text:style-name="P1">try with ressources</text:p>
                        </text:list-item>
                        <text:list-item>
                          <text:p text:style-name="P1">try (déclaration de ce qui doit être fermé obligatoirement)</text:p>
                        </text:list-item>
                        <text:list-item>
                          <text:p text:style-name="P1">séparés par des ";"</text:p>
                        </text:list-item>
                        <text:list-item>
                          <text:p text:style-name="P1">pas besoin de déclarer en dehors du try</text:p>
                        </text:list-item>
                        <text:list-item>
                          <text:p text:style-name="P1">pas besoin de fermer manuellement</text:p>
                        </text:list-item>
                        <text:list-item>
                          <text:p text:style-name="P1">pas besoin de finally</text:p>
                        </text:list-item>
                        <text:list-item>
                          <text:p text:style-name="P1">ferme automatiquement à la sortie du try même si erreur</text:p>
                        </text:list-item>
                      </text:list>
                    </text:list-item>
                    <text:list-item>
                      <text:p text:style-name="P1">que faire pour ouvertures emboitées ?</text:p>
                      <text:list>
                        <text:list-item>
                          <text:p text:style-name="P1">marche pas si on emboite genre new machin(new machin(new machin()))</text:p>
                        </text:list-item>
                        <text:list-item>
                          <text:p text:style-name="P1">du coup, séparer genre a= new machin() ; b = new machin(a) ; c (… etc)</text:p>
                        </text:list-item>
                      </text:list>
                    </text:list-item>
                    <text:list-item>
                      <text:p text:style-name="P1">attention : marche pas avec toutes les classes !!! Conditions</text:p>
                      <text:list>
                        <text:list-item>
                          <text:p text:style-name="P1">marche qu'avec les classes héritant d'AutoCloseable (ex FileInputStream etc)</text:p>
                        </text:list-item>
                      </text:list>
                    </text:list-item>
                  </text:list>
                </text:list-item>
                <text:list-item>
                  <text:p text:style-name="P1">depuis java 7 : nio II</text:p>
                  <text:list>
                    <text:list-item>
                      <text:p text:style-name="P1">remplaçant de java.io.File (classe) = java.nio.file.Path (interface)</text:p>
                    </text:list-item>
                    <text:list-item>
                      <text:p text:style-name="P1">5 améliorations principales</text:p>
                      <text:list>
                        <text:list-item>
                          <text:p text:style-name="P1">meilleure gestion des exceptions (précise davantage)</text:p>
                        </text:list-item>
                        <text:list-item>
                          <text:p text:style-name="P1">accés complet au système de fichiers (supporte liens etc)</text:p>
                        </text:list-item>
                        <text:list-item>
                          <text:p text:style-name="P1">ajout de méthodes (copie/déplace fichiers, lecture/ecriture binaire/texte, etc)</text:p>
                        </text:list-item>
                        <text:list-item>
                          <text:p text:style-name="P1">récupérer la liste des fichiers d'un répertoire via un flux</text:p>
                        </text:list-item>
                        <text:list-item>
                          <text:p text:style-name="P1">remplacement cité ci dessus (file.Path)</text:p>
                        </text:list-item>
                      </text:list>
                    </text:list-item>
                    <text:list-item>
                      <text:p text:style-name="P1">obtenir l'objet chemin d'un fichier : Path path = Paths.get("fichier");</text:p>
                    </text:list-item>
                    <text:list-item>
                      <text:p text:style-name="P1">obtenir le chemin obsolut d'un objet chemin : path.toAbsolutePath();</text:p>
                    </text:list-item>
                    <text:list-item>
                      <text:p text:style-name="P1">savoir si le fichier décrit par l'objet chemin existe : Files.exists(path);</text:p>
                    </text:list-item>
                    <text:list-item>
                      <text:p text:style-name="P1">obtenir le nom du fichier décrit par l'objet : path.getFileName();</text:p>
                    </text:list-item>
                    <text:list-item>
                      <text:p text:style-name="P1">savoir si c'est un répertoire : Files.isDirectory(path);</text:p>
                    </text:list-item>
                    <text:list-item>
                      <text:p text:style-name="P1">avec Files, possible lister contenu répertoire grace a un objet DirectoryStream</text:p>
                    </text:list-item>
                    <text:list-item>
                      <text:p text:style-name="P1">avantage : évite de charger tous les fichiers en mémoire</text:p>
                    </text:list-item>
                    <text:list-item>
                      <text:p text:style-name="P1">code pour lister le contenu d'un programme : flemme, trop lourd (40ème page de code...)</text:p>
                    </text:list-item>
                    <text:list-item>
                      <text:p text:style-name="P1">copie : idem : cf cours</text:p>
                    </text:list-item>
                    <text:list-item>
                      <text:p text:style-name="P1">déplacement : idem</text:p>
                    </text:list-item>
                    <text:list-item>
                      <text:p text:style-name="P1">ouverture de flux (4) : idem</text:p>
                    </text:list-item>
                    <text:list-item>
                      <text:p text:style-name="P1"><text:soft-page-break/>gérer zip idem</text:p>
                    </text:list-item>
                    <text:list-item>
                      <text:p text:style-name="P1">autres</text:p>
                    </text:list-item>
                  </text:list>
                </text:list-item>
                <text:list-item>
                  <text:p text:style-name="P1">le pattern decorate</text:p>
                  <text:list>
                    <text:list-item>
                      <text:p text:style-name="P1">reste : juste lecture, trop lourd</text:p>
                    </text:list-item>
                    <text:list-item>
                      <text:p text:style-name="P1">en gros : principe</text:p>
                      <text:list>
                        <text:list-item>
                          <text:p text:style-name="P1">on veut ajouter des fonctionnalités à un objet sans modifier la classe</text:p>
                        </text:list-item>
                        <text:list-item>
                          <text:p text:style-name="P1">on fait une classe récursive (avec une classe de début et une classe "de trasition", toutes étant de même supertype)</text:p>
                        </text:list-item>
                        <text:list-item>
                          <text:p text:style-name="P1">dans les classes de transition on met un objet de type le super type en paramètre</text:p>
                        </text:list-item>
                        <text:list-item>
                          <text:p text:style-name="P1">on créait un nouvel objet du type de transition et lui passe en paramètre un autre type de transition auquel on passe en paramètre un autre type de transition et ainsi de suite jusqu'au type d'initiation</text:p>
                        </text:list-item>
                        <text:list-item>
                          <text:p text:style-name="P1">exemple : Patisserie gat = new CoucheChocolat (new CoucheCaramel (new CoucheVanille (new Gateau)));</text:p>
                        </text:list-item>
                        <text:list-item>
                          <text:p text:style-name="P1">comme avec les File</text:p>
                        </text:list-item>
                      </text:list>
                    </text:list-item>
                  </text:list>
                </text:list-item>
              </text:list>
            </text:list-item>
            <text:list-item>
              <text:p text:style-name="P1">java et la réflexivité</text:p>
              <text:list>
                <text:list-item>
                  <text:p text:style-name="P1">intro</text:p>
                  <text:list>
                    <text:list-item>
                      <text:p text:style-name="P1">autre nom réflexivité : introspection (se regarder sois même)</text:p>
                    </text:list-item>
                    <text:list-item>
                      <text:p text:style-name="P1">où java stock les infos relatives à une nouvelle classe créée ?</text:p>
                      <text:list>
                        <text:list-item>
                          <text:p text:style-name="P1">dans la classe Class. Un objet Class créé par nouvelle classe.</text:p>
                        </text:list-item>
                      </text:list>
                    </text:list-item>
                  </text:list>
                </text:list-item>
                <text:list-item>
                  <text:p text:style-name="P1">la classe class</text:p>
                  <text:list>
                    <text:list-item>
                      <text:p text:style-name="P1">comment récupérer l'objet Class relatif a une classe ?</text:p>
                      <text:list>
                        <text:list-item>
                          <text:p text:style-name="P1">l'objet Class relatif a une classe C est apparemment un attribut de cette classe C. C.class renvoie donc l'objet Class représentant C. (si j'ai bien compris...)</text:p>
                          <text:list>
                            <text:list-item>
                              <text:p text:style-name="P1">Class c = String.class // objet Class décrivant String</text:p>
                            </text:list-item>
                          </text:list>
                        </text:list-item>
                        <text:list-item>
                          <text:p text:style-name="P1">comprend mal solution 2... Apparemment toute classe comporte une méthode getclass() (héritée d'Object ?) renvoyant... La classe ? Loin d'être sur car...</text:p>
                          <text:list>
                            <text:list-item>
                              <text:p text:style-name="P1">Class c = new String().getClass()</text:p>
                            </text:list-item>
                            <text:list-item>
                              <text:p text:style-name="P1">interpréter comme (new String()).getclass() ? (méthode d'objet de String)</text:p>
                            </text:list-item>
                            <text:list-item>
                              <text:p text:style-name="P1">c'est apparemment ça : j'ai testé avec les paranthéses ça marche</text:p>
                            </text:list-item>
                          </text:list>
                        </text:list-item>
                      </text:list>
                    </text:list-item>
                    <text:list-item>
                      <text:p text:style-name="P1">obtenir le nom de la classe avec la première méthode</text:p>
                      <text:list>
                        <text:list-item>
                          <text:p text:style-name="P1">String.class.getName();</text:p>
                        </text:list-item>
                      </text:list>
                    </text:list-item>
                    <text:list-item>
                      <text:p text:style-name="P1">obtenir l'objet de la super classe avec la première méthode</text:p>
                      <text:list>
                        <text:list-item>
                          <text:p text:style-name="P1">String.class.getSuperclass();</text:p>
                        </text:list-item>
                      </text:list>
                    </text:list-item>
                    <text:list-item>
                      <text:p text:style-name="P1">obtenir le tableau des interfaces d'une classe</text:p>
                      <text:list>
                        <text:list-item>
                          <text:p text:style-name="P1">String.class.getInterfaces();</text:p>
                        </text:list-item>
                      </text:list>
                    </text:list-item>
                    <text:list-item>
                      <text:p text:style-name="P1">obtenir les méthodes d'une classe sous forme de tableau de Method</text:p>
                      <text:list>
                        <text:list-item>
                          <text:p text:style-name="P1">Object.class.getMethods();</text:p>
                        </text:list-item>
                        <text:list-item>
                          <text:p text:style-name="P1">chez moi : ne reconnaît pas la classe "Method"... ???</text:p>
                        </text:list-item>
                      </text:list>
                    </text:list-item>
                    <text:list-item>
                      <text:p text:style-name="P1">obtenir la liste des champs (?) d'une classe sous forme de tableau de Field</text:p>
                      <text:list>
                        <text:list-item>
                          <text:p text:style-name="P1">String.class.getDeclaredFields();</text:p>
                        </text:list-item>
                        <text:list-item>
                          <text:p text:style-name="P1">classe Field</text:p>
                        </text:list-item>
                      </text:list>
                    </text:list-item>
                    <text:list-item>
                      <text:p text:style-name="P1">obtenir la liste des constructeurs sous forme de tableau de Constructor</text:p>
                      <text:list>
                        <text:list-item>
                          <text:p text:style-name="P1">Machin.class.getConstructors();</text:p>
                        </text:list-item>
                      </text:list>
                    </text:list-item>
                    <text:list-item>
                      <text:p text:style-name="P1">obtenir les paramètres d'un constructeur sous forme de tableau de Class</text:p>
                      <text:list>
                        <text:list-item>
                          <text:p text:style-name="P1">constructeur.getParametersTypes()</text:p>
                        </text:list-item>
                      </text:list>
                    </text:list-item>
                  </text:list>
                </text:list-item>
                <text:list-item>
                  <text:p text:style-name="P1">instanciation dynamique</text:p>
                  <text:list>
                    <text:list-item>
                      <text:p text:style-name="P1">créer une nouvelle instance d'une classe dynamiquement (sans utiliser new)</text:p>
                      <text:list>
                        <text:list-item>
                          <text:p text:style-name="P1"><text:soft-page-break/>récupérer le nom de la classe</text:p>
                          <text:list>
                            <text:list-item>
                              <text:p text:style-name="P1">String nom = Paire.class.getName(); // classe Paire dans l'exemple</text:p>
                            </text:list-item>
                          </text:list>
                        </text:list-item>
                        <text:list-item>
                          <text:p text:style-name="P1">récupérer la classe a partir du nom</text:p>
                          <text:list>
                            <text:list-item>
                              <text:p text:style-name="P1">Class c = Class.forName(nom);</text:p>
                            </text:list-item>
                          </text:list>
                        </text:list-item>
                        <text:list-item>
                          <text:p text:style-name="P1">créer une nouvelle instance de la classe (?)</text:p>
                          <text:list>
                            <text:list-item>
                              <text:p text:style-name="P1">Object oSansParam = c.newInstance();</text:p>
                            </text:list-item>
                          </text:list>
                        </text:list-item>
                        <text:list-item>
                          <text:p text:style-name="P1">créer un tableau contenant les paramètres du constructeur</text:p>
                          <text:list>
                            <text:list-item>
                              <text:p text:style-name="P1">Class[] types = new Class[]{String.class, String.class};</text:p>
                            </text:list-item>
                          </text:list>
                        </text:list-item>
                        <text:list-item>
                          <text:p text:style-name="P1">récupérer le constructeur paramètre</text:p>
                          <text:list>
                            <text:list-item>
                              <text:p text:style-name="P1">Constructor const = c.getConstructor(types);</text:p>
                            </text:list-item>
                          </text:list>
                        </text:list-item>
                        <text:list-item>
                          <text:p text:style-name="P1">créer un autre objet (???) avec le constructeur paramétré</text:p>
                          <text:list>
                            <text:list-item>
                              <text:p text:style-name="P1">Object oParam = const.newInstance(new String[]{"param1", "param2"});</text:p>
                            </text:list-item>
                          </text:list>
                        </text:list-item>
                        <text:list-item>
                          <text:p text:style-name="P1">(comprend pas pourquoi créer 2 objets, dont le premier dont on ne fait rien)</text:p>
                          <text:list>
                            <text:list-item>
                              <text:p text:style-name="P1">peut être pour tester avec constructeur sans paramètre + paramétré</text:p>
                            </text:list-item>
                          </text:list>
                        </text:list-item>
                        <text:list-item>
                          <text:p text:style-name="P1">(comprend pas non plus pourquoi récupérer le nom via la classe pour récupérer la classe via le nom.......)</text:p>
                        </text:list-item>
                      </text:list>
                    </text:list-item>
                    <text:list-item>
                      <text:p text:style-name="P1">7 exceptions à attraper pour la création dynamique d'une nouvelle instance</text:p>
                      <text:list>
                        <text:list-item>
                          <text:p text:style-name="P1">SecurityException</text:p>
                        </text:list-item>
                        <text:list-item>
                          <text:p text:style-name="P1">IllegalArgument...</text:p>
                        </text:list-item>
                        <text:list-item>
                          <text:p text:style-name="P1">ClassNotFound...</text:p>
                        </text:list-item>
                        <text:list-item>
                          <text:p text:style-name="P1">Instanciation</text:p>
                        </text:list-item>
                        <text:list-item>
                          <text:p text:style-name="P1">IllegalAccess</text:p>
                        </text:list-item>
                        <text:list-item>
                          <text:p text:style-name="P1">NoSuchMethod</text:p>
                        </text:list-item>
                        <text:list-item>
                          <text:p text:style-name="P1">InvocationTarget</text:p>
                        </text:list-item>
                      </text:list>
                    </text:list-item>
                  </text:list>
                </text:list-item>
              </text:list>
            </text:list-item>
          </text:list>
        </text:list-item>
        <text:list-item>
          <text:p text:style-name="P1">Partie 3 : la programmation évenementielle</text:p>
          <text:list>
            <text:list-item>
              <text:p text:style-name="P1">notre première fenêtre</text:p>
              <text:list>
                <text:list-item>
                  <text:p text:style-name="P1">intro</text:p>
                  <text:list>
                    <text:list-item>
                      <text:p text:style-name="P1">objets d'études de cette partie (2 liés)</text:p>
                      <text:list>
                        <text:list-item>
                          <text:p text:style-name="P1">interfaces graphiques</text:p>
                        </text:list-item>
                        <text:list-item>
                          <text:p text:style-name="P1">programmation évenementielle</text:p>
                        </text:list-item>
                      </text:list>
                    </text:list-item>
                    <text:list-item>
                      <text:p text:style-name="P1">2 autres noms du premier objet d'étude</text:p>
                      <text:list>
                        <text:list-item>
                          <text:p text:style-name="P1">IHM = interface homme pachine</text:p>
                        </text:list-item>
                        <text:list-item>
                          <text:p text:style-name="P1">GUI = graphic user interface</text:p>
                        </text:list-item>
                      </text:list>
                    </text:list-item>
                    <text:list-item>
                      <text:p text:style-name="P1">plein de bibliothèques pour gérer les interfaces graphiques, mais on utilisera principalement 2 packages présents d'office dans java</text:p>
                      <text:list>
                        <text:list-item>
                          <text:p text:style-name="P1">javax.swing</text:p>
                        </text:list-item>
                        <text:list-item>
                          <text:p text:style-name="P1">java.awt</text:p>
                        </text:list-item>
                      </text:list>
                    </text:list-item>
                    <text:list-item>
                      <text:p text:style-name="P1">ce chapitre apprend a utiliser la classe JFrame du package javax.swing</text:p>
                    </text:list-item>
                    <text:list-item>
                      <text:p text:style-name="P1">Cette classe permet entre autres de créer une fenêtre, définir sa taille etc</text:p>
                    </text:list-item>
                    <text:list-item>
                      <text:p text:style-name="P1">une fenêtre est constituée d'un ensemble de composants</text:p>
                    </text:list-item>
                  </text:list>
                </text:list-item>
                <text:list-item>
                  <text:p text:style-name="P1">classe JFrame</text:p>
                  <text:list>
                    <text:list-item>
                      <text:p text:style-name="P1">qu'est ce qu'on prendra dans javax.swing et dans java.awt ?</text:p>
                      <text:list>
                        <text:list-item>
                          <text:p text:style-name="P1">javax.swing fournira les composants de la fenêtre, et java.awt, des outils pour travailler dessus</text:p>
                        </text:list-item>
                      </text:list>
                    </text:list-item>
                    <text:list-item>
                      <text:p text:style-name="P1">exemples de composants</text:p>
                      <text:list>
                        <text:list-item>
                          <text:p text:style-name="P1">bouton</text:p>
                        </text:list-item>
                        <text:list-item>
                          <text:p text:style-name="P1">zone de texte</text:p>
                        </text:list-item>
                        <text:list-item>
                          <text:p text:style-name="P1">case à cocher</text:p>
                        </text:list-item>
                      </text:list>
                    </text:list-item>
                    <text:list-item>
                      <text:p text:style-name="P1">différences composants de swing et de awt</text:p>
                      <text:list>
                        <text:list-item>
                          <text:p text:style-name="P1"><text:soft-page-break/>awt existe depuis la naissance de java</text:p>
                        </text:list-item>
                        <text:list-item>
                          <text:p text:style-name="P1">awt fournit des composants lourds (HeavyWeight)</text:p>
                        </text:list-item>
                        <text:list-item>
                          <text:p text:style-name="P1">swing fournit des composants légers (LightWeight)</text:p>
                        </text:list-item>
                        <text:list-item>
                          <text:p text:style-name="P1">les composants de awt sont directement liés à l'OS</text:p>
                        </text:list-item>
                        <text:list-item>
                          <text:p text:style-name="P1">les composants de swing sont "dessinés dans un conteneurs" (plus haut niveau ?)</text:p>
                        </text:list-item>
                        <text:list-item>
                          <text:p text:style-name="P1">différences au niveau du nombre de composants utilisables, de la gestion des bordures etc</text:p>
                        </text:list-item>
                      </text:list>
                    </text:list-item>
                    <text:list-item>
                      <text:p text:style-name="P1">mélanger les composants des deux = très mauvaise idées, conflits, car comportements différents du fait que l'un soit géré par l'OS et l'autre non</text:p>
                    </text:list-item>
                    <text:list-item>
                      <text:p text:style-name="P1">importer JFrame</text:p>
                      <text:list>
                        <text:list-item>
                          <text:p text:style-name="P1">import javax.swing.JFrame;</text:p>
                        </text:list-item>
                      </text:list>
                    </text:list-item>
                    <text:list-item>
                      <text:p text:style-name="P1">créer une fenêtre JFrame</text:p>
                      <text:list>
                        <text:list-item>
                          <text:p text:style-name="P1">JFrame fenetre = new JFrame();</text:p>
                        </text:list-item>
                      </text:list>
                    </text:list-item>
                    <text:list-item>
                      <text:p text:style-name="P1">rendre visible une fenêtre</text:p>
                      <text:list>
                        <text:list-item>
                          <text:p text:style-name="P1">fenetre.setVisible(true);</text:p>
                        </text:list-item>
                      </text:list>
                    </text:list-item>
                    <text:list-item>
                      <text:p text:style-name="P1">donner un titre : fenetre.setTitle("titre")</text:p>
                    </text:list-item>
                    <text:list-item>
                      <text:p text:style-name="P1">donner une taille en pixels : setSize(largeurPx, hauteurPx)</text:p>
                    </text:list-item>
                    <text:list-item>
                      <text:p text:style-name="P1">centrer : setLocationRelativeTo(null)</text:p>
                    </text:list-item>
                    <text:list-item>
                      <text:p text:style-name="P1">faire en sorte que la croix rouge ferme vraiment (peut être sous windows)</text:p>
                      <text:list>
                        <text:list-item>
                          <text:p text:style-name="P1">setDefaultCloseOperation(JFrame.EXIT_ON_CLOSE)</text:p>
                        </text:list-item>
                      </text:list>
                    </text:list-item>
                    <text:list-item>
                      <text:p text:style-name="P1">incidence du placement du visible (avant / après les modifs)</text:p>
                      <text:list>
                        <text:list-item>
                          <text:p text:style-name="P1">après → fenêtre apparaît direct bien</text:p>
                        </text:list-item>
                        <text:list-item>
                          <text:p text:style-name="P1">avant → fenêtre apparaît mal puis se change en un instant en bien</text:p>
                        </text:list-item>
                      </text:list>
                    </text:list-item>
                    <text:list-item>
                      <text:p text:style-name="P1">créer une classe fenêtre directement comme on veut</text:p>
                      <text:list>
                        <text:list-item>
                          <text:p text:style-name="P1">créer une classe fenêtre, et mettre toutes les instructions précédentes dans le constructeur non paramétré.</text:p>
                        </text:list-item>
                      </text:list>
                    </text:list-item>
                    <text:list-item>
                      <text:p text:style-name="P1">positionner la fenêtre de façon absolue</text:p>
                      <text:list>
                        <text:list-item>
                          <text:p text:style-name="P1">setLocation(abcissePx, ordonnéePx); // origine en haut à gauche</text:p>
                        </text:list-item>
                      </text:list>
                    </text:list-item>
                    <text:list-item>
                      <text:p text:style-name="P1">comportements en cas de valeurs de taille et position illogiques (-60, 500000)...</text:p>
                      <text:list>
                        <text:list-item>
                          <text:p text:style-name="P1">sous mac</text:p>
                          <text:list>
                            <text:list-item>
                              <text:p text:style-name="P1">s'arrête sur les bords de l'écran</text:p>
                            </text:list-item>
                            <text:list-item>
                              <text:p text:style-name="P1">se réduit au maximum si on entre une taille négative</text:p>
                            </text:list-item>
                          </text:list>
                        </text:list-item>
                        <text:list-item>
                          <text:p text:style-name="P1">sous PC</text:p>
                          <text:list>
                            <text:list-item>
                              <text:p text:style-name="P1">apparemment, la fenêtre peut sortir de l'écran</text:p>
                            </text:list-item>
                          </text:list>
                        </text:list-item>
                      </text:list>
                    </text:list-item>
                    <text:list-item>
                      <text:p text:style-name="P1">empêcher / autoriser redimentionnement fenêtre</text:p>
                      <text:list>
                        <text:list-item>
                          <text:p text:style-name="P1">setResizable(false/true);</text:p>
                        </text:list-item>
                      </text:list>
                    </text:list-item>
                    <text:list-item>
                      <text:p text:style-name="P1">garder toujours fenêtre au premier plan (truc insupportable)</text:p>
                      <text:list>
                        <text:list-item>
                          <text:p text:style-name="P1">setAlwaysOnTop(true);</text:p>
                        </text:list-item>
                      </text:list>
                    </text:list-item>
                    <text:list-item>
                      <text:p text:style-name="P1">retirer les contours et les boutons de contrôle</text:p>
                      <text:list>
                        <text:list-item>
                          <text:p text:style-name="P1">setUndecorate(true);</text:p>
                        </text:list-item>
                      </text:list>
                    </text:list-item>
                    <text:list-item>
                      <text:p text:style-name="P1">fenêtre découpée en 6 parties. Lesquelles ?</text:p>
                      <text:list>
                        <text:list-item>
                          <text:p text:style-name="P1">RootPane (volet racine) : conteneur principale contenant le reste</text:p>
                        </text:list-item>
                        <text:list-item>
                          <text:p text:style-name="P1">LayeredPane (volet couches) : contient barre des menus + conteneur global</text:p>
                        </text:list-item>
                        <text:list-item>
                          <text:p text:style-name="P1">MenuBar : barre des menus, s'il y en a</text:p>
                        </text:list-item>
                        <text:list-item>
                          <text:p text:style-name="P1">content pane (volet contenu) : contiens tous les composants</text:p>
                        </text:list-item>
                        <text:list-item>
                          <text:p text:style-name="P1">GlassPane (volet vitre) : intercèpte les actions utilisateurs avant qu'elles ne parviennent aux composants</text:p>
                        </text:list-item>
                      </text:list>
                    </text:list-item>
                    <text:list-item>
                      <text:p text:style-name="P1">on étudiera ici qu'une des parties : content pane</text:p>
                    </text:list-item>
                    <text:list-item>
                      <text:p text:style-name="P1"><text:soft-page-break/>Comment récupérer cette partie ? getContentPane();</text:p>
                    </text:list-item>
                    <text:list-item>
                      <text:p text:style-name="P1">On utilisera aussi JPane pour récupérer nos composants</text:p>
                    </text:list-item>
                  </text:list>
                </text:list-item>
                <text:list-item>
                  <text:p text:style-name="P1">la classe JPanel</text:p>
                  <text:list>
                    <text:list-item>
                      <text:p text:style-name="P1">JPanel est fait pour acceuillir des choses. Quelles sortes de choses ?</text:p>
                      <text:list>
                        <text:list-item>
                          <text:p text:style-name="P1">d'autres JPanel</text:p>
                        </text:list-item>
                        <text:list-item>
                          <text:p text:style-name="P1">des composants</text:p>
                        </text:list-item>
                      </text:list>
                    </text:list-item>
                    <text:list-item>
                      <text:p text:style-name="P1">importer JPanel : import javax.swing.JPanel;</text:p>
                    </text:list-item>
                    <text:list-item>
                      <text:p text:style-name="P1">importer ce qu'il faut pour gérer la couleur : import java.awt.Color;</text:p>
                    </text:list-item>
                    <text:list-item>
                      <text:p text:style-name="P1">instancier JPanel : JPanel panneau = new JPanel();</text:p>
                    </text:list-item>
                    <text:list-item>
                      <text:p text:style-name="P1">modifier la couleur de fond : panneau.setBackground(Color.ORANGE);</text:p>
                    </text:list-item>
                    <text:list-item>
                      <text:p text:style-name="P1">dire à la fenêtre d'utiliser le JPanel instancié en guise de content pane</text:p>
                      <text:list>
                        <text:list-item>
                          <text:p text:style-name="P1">this.setContentPane(panneau);</text:p>
                        </text:list-item>
                      </text:list>
                    </text:list-item>
                  </text:list>
                </text:list-item>
                <text:list-item>
                  <text:p text:style-name="P1">les classes Graphics et Graphics2D</text:p>
                  <text:list>
                    <text:list-item>
                      <text:p text:style-name="P1">la classe Graphics</text:p>
                      <text:list>
                        <text:list-item>
                          <text:p text:style-name="P1">importer Graphics : import java.awt.Graphics;</text:p>
                        </text:list-item>
                        <text:list-item>
                          <text:p text:style-name="P1">créer une nouvelle classe pour créer un composant a mettre dans la fenêtre</text:p>
                          <text:list>
                            <text:list-item>
                              <text:p text:style-name="P1">public class Machin extends JPanel</text:p>
                            </text:list-item>
                          </text:list>
                        </text:list-item>
                        <text:list-item>
                          <text:p text:style-name="P1">créer la méthode permettant de créer ce composant</text:p>
                          <text:list>
                            <text:list-item>
                              <text:p text:style-name="P1">public void paintComponent(Graphics g)</text:p>
                            </text:list-item>
                          </text:list>
                        </text:list-item>
                        <text:list-item>
                          <text:p text:style-name="P1">bien choisir le nom de cette méthode</text:p>
                          <text:list>
                            <text:list-item>
                              <text:p text:style-name="P1">paintComponent et pas autre chose</text:p>
                            </text:list-item>
                          </text:list>
                        </text:list-item>
                        <text:list-item>
                          <text:p text:style-name="P1">passer ce qu'il faut en paramètre</text:p>
                          <text:list>
                            <text:list-item>
                              <text:p text:style-name="P1">Graphics g à passer en paramètre obligatoirement apparemment</text:p>
                            </text:list-item>
                          </text:list>
                        </text:list-item>
                        <text:list-item>
                          <text:p text:style-name="P1">cette méthode = appelée à chaque modification de la fenêtre</text:p>
                        </text:list-item>
                        <text:list-item>
                          <text:p text:style-name="P1">petite instruction pour faire un ovale</text:p>
                          <text:list>
                            <text:list-item>
                              <text:p text:style-name="P1">g.fillOval(x, y, largeur, hauteur); // distance aux bords puis dimensions</text:p>
                            </text:list-item>
                          </text:list>
                        </text:list-item>
                        <text:list-item>
                          <text:p text:style-name="P1">incorporer le composant à la fenêtre</text:p>
                          <text:list>
                            <text:list-item>
                              <text:p text:style-name="P1">this.setContentPane(new Panneau);</text:p>
                            </text:list-item>
                          </text:list>
                        </text:list-item>
                        <text:list-item>
                          <text:p text:style-name="P1">apparemment : prend pas en compte changement tant que j'ai pas fait une modification minime avec sauvegarde sur le fichier que j'appel pour la compilation (si je modifie Panneau.java, javac Test.java ne prend pas en compte modifs. Si je met un espace puis que je le supprime et sauve dans Test.java, c'est bon)...</text:p>
                        </text:list-item>
                        <text:list-item>
                          <text:p text:style-name="P1">faire un cercle non rempli : drawOval à la place de fillOval.</text:p>
                        </text:list-item>
                        <text:list-item>
                          <text:p text:style-name="P1">dessiner un rectangle plein / vide</text:p>
                          <text:list>
                            <text:list-item>
                              <text:p text:style-name="P1">(fill/draw)Rect(x, y, largeur, hauteur)</text:p>
                            </text:list-item>
                          </text:list>
                        </text:list-item>
                        <text:list-item>
                          <text:p text:style-name="P1">un rectangle aux bords arrondis</text:p>
                          <text:list>
                            <text:list-item>
                              <text:p text:style-name="P1">fill/drawRoundRect(x, y, largeur, hauteur, ArcX, ArcY)</text:p>
                            </text:list-item>
                          </text:list>
                        </text:list-item>
                        <text:list-item>
                          <text:p text:style-name="P1">dessiner plusieurs figures en une méthode (simple mais pas logique je trouve)</text:p>
                          <text:list>
                            <text:list-item>
                              <text:p text:style-name="P1">simplement enchainer les appels dans la méthode paintComponent (pas une méthode par composant apparemment)</text:p>
                            </text:list-item>
                          </text:list>
                        </text:list-item>
                        <text:list-item>
                          <text:p text:style-name="P1">dessiner des lignes</text:p>
                          <text:list>
                            <text:list-item>
                              <text:p text:style-name="P1">drawLine(xDep, yDep, xArr, yArr);</text:p>
                            </text:list-item>
                          </text:list>
                        </text:list-item>
                        <text:list-item>
                          <text:p text:style-name="P1">dessiner un polygone</text:p>
                          <text:list>
                            <text:list-item>
                              <text:p text:style-name="P1">drawPolygone(tableauX, tableauY, nbPoints);</text:p>
                            </text:list-item>
                            <text:list-item>
                              <text:p text:style-name="P1">ex : fillPolygone({100, 30, 48}, {10, 18, 180}, 3) // point (100, 10) etc</text:p>
                            </text:list-item>
                          </text:list>
                        </text:list-item>
                        <text:list-item>
                          <text:p text:style-name="P1">écrire du texte dans la fenêtre</text:p>
                          <text:list>
                            <text:list-item>
                              <text:p text:style-name="P1">drawString(texte, x, y);</text:p>
                            </text:list-item>
                            <text:list-item>
                              <text:p text:style-name="P1">ex : drawString("blabla", 100, 50);</text:p>
                            </text:list-item>
                          </text:list>
                        </text:list-item>
                        <text:list-item>
                          <text:p text:style-name="P1"><text:soft-page-break/>créer un objet contenant la police du texte</text:p>
                          <text:list>
                            <text:list-item>
                              <text:p text:style-name="P1">Font police = new Font(police, grasOuPas, taille);</text:p>
                            </text:list-item>
                            <text:list-item>
                              <text:p text:style-name="P1">ex : "Times New Roman", Font.BOLD, 20</text:p>
                            </text:list-item>
                          </text:list>
                        </text:list-item>
                        <text:list-item>
                          <text:p text:style-name="P1">modifier la police et la couleur du texte</text:p>
                          <text:list>
                            <text:list-item>
                              <text:p text:style-name="P1">g.setFont(police):</text:p>
                            </text:list-item>
                            <text:list-item>
                              <text:p text:style-name="P1">g.setColot(Color.red);</text:p>
                            </text:list-item>
                          </text:list>
                        </text:list-item>
                        <text:list-item>
                          <text:p text:style-name="P1">mettre une image dans une fenêtre</text:p>
                          <text:list>
                            <text:list-item>
                              <text:p text:style-name="P1">4 import supplémentaires</text:p>
                              <text:list>
                                <text:list-item>
                                  <text:p text:style-name="P1">import java.awt.Image;</text:p>
                                </text:list-item>
                                <text:list-item>
                                  <text:p text:style-name="P1">import java.io.File;</text:p>
                                </text:list-item>
                                <text:list-item>
                                  <text:p text:style-name="P1">import java.io.IOException;</text:p>
                                </text:list-item>
                                <text:list-item>
                                  <text:p text:style-name="P1">import javax.imageio.ImageIO;</text:p>
                                </text:list-item>
                              </text:list>
                            </text:list-item>
                            <text:list-item>
                              <text:p text:style-name="P1">3 objets utilisés</text:p>
                              <text:list>
                                <text:list-item>
                                  <text:p text:style-name="P1">Image</text:p>
                                </text:list-item>
                                <text:list-item>
                                  <text:p text:style-name="P1">ImageIO</text:p>
                                </text:list-item>
                                <text:list-item>
                                  <text:p text:style-name="P1">File</text:p>
                                </text:list-item>
                              </text:list>
                            </text:list-item>
                            <text:list-item>
                              <text:p text:style-name="P1">code : Image img = ImageIO.read(new File("image.jpg")); // puis...</text:p>
                            </text:list-item>
                            <text:list-item>
                              <text:p text:style-name="P1">2 manières d'afficher l'image : telle quelle / rempli fenêtre</text:p>
                              <text:list>
                                <text:list-item>
                                  <text:p text:style-name="P1">g.drawImage(image, x, y, objetAffichantLImage ?)</text:p>
                                  <text:list>
                                    <text:list-item>
                                      <text:p text:style-name="P1">ex : g.drawImage(img, 0, 0, this);</text:p>
                                    </text:list-item>
                                  </text:list>
                                </text:list-item>
                                <text:list-item>
                                  <text:p text:style-name="P1">g.drawImage(image, x, y,largeur, hauteur, objetblabla);</text:p>
                                  <text:list>
                                    <text:list-item>
                                      <text:p text:style-name="P1">ex g.drawImage(img, 0, 0, this.getWidth(), this.getHeight(), this);</text:p>
                                    </text:list-item>
                                  </text:list>
                                </text:list-item>
                              </text:list>
                            </text:list-item>
                          </text:list>
                        </text:list-item>
                      </text:list>
                    </text:list-item>
                    <text:list-item>
                      <text:p text:style-name="P1">la classe Graphics2D</text:p>
                      <text:list>
                        <text:list-item>
                          <text:p text:style-name="P1">import java.awt.Graphics2D;</text:p>
                        </text:list-item>
                        <text:list-item>
                          <text:p text:style-name="P1">caster : Graphics2D g2d = (Graphics2D) g;</text:p>
                        </text:list-item>
                        <text:list-item>
                          <text:p text:style-name="P1">principale utilité : dégradés</text:p>
                        </text:list-item>
                        <text:list-item>
                          <text:p text:style-name="P1">un import pour les dégradés : java.awt.GradientPaint;</text:p>
                        </text:list-item>
                        <text:list-item>
                          <text:p text:style-name="P1">mettre les caractéristiques de notre dégradé dans un objet</text:p>
                          <text:list>
                            <text:list-item>
                              <text:p text:style-name="P1">GradientPaint gp = new GradientPaint(xC1, yC1, coul1, xC2, yC2, coul2, bool) // première couleure démarre a xC1 yC1 deuxième a xC2 yC2 puis true si dégradé répété, false sinon</text:p>
                            </text:list-item>
                            <text:list-item>
                              <text:p text:style-name="P1">ex : GradientPaint gp = new GradientPaint(0, 0, Color.red, 150, 25, Color.blue, true);</text:p>
                            </text:list-item>
                          </text:list>
                        </text:list-item>
                        <text:list-item>
                          <text:p text:style-name="P1">indiquer au composant d'adopter le dégradé créé</text:p>
                          <text:list>
                            <text:list-item>
                              <text:p text:style-name="P1">g2d.setPaint(gp);</text:p>
                            </text:list-item>
                          </text:list>
                        </text:list-item>
                      </text:list>
                    </text:list-item>
                  </text:list>
                </text:list-item>
              </text:list>
            </text:list-item>
            <text:list-item>
              <text:p text:style-name="P1">le fil rouge : une animation</text:p>
              <text:list>
                <text:list-item>
                  <text:p text:style-name="P1">création de l'animation</text:p>
                  <text:list>
                    <text:list-item>
                      <text:p text:style-name="P1"/>
                    </text:list-item>
                  </text:list>
                </text:list-item>
              </text:list>
            </text:list-item>
            <text:list-item>
              <text:p text:style-name="P5">exécuter des taches simultanément</text:p>
              <text:list>
                <text:list-item>
                  <text:p text:style-name="P1">classe Thread</text:p>
                  <text:list>
                    <text:list-item>
                      <text:p text:style-name="P1">un thread est un fil d'exécution, plusieurs threads en parrallèle permettent de faire plein de taches simultanément indépendemment</text:p>
                    </text:list-item>
                    <text:list-item>
                      <text:p text:style-name="P1">chaque thread est une pile d'exécution</text:p>
                    </text:list-item>
                    <text:list-item>
                      <text:p text:style-name="P1">classe des threads : Thread</text:p>
                    </text:list-item>
                    <text:list-item>
                      <text:p text:style-name="P1">obtenir le thread en cours d'exécution : Thread.currentThread();</text:p>
                    </text:list-item>
                    <text:list-item>
                      <text:p text:style-name="P1">obtenir son nom : Thread.currentThread().getName();</text:p>
                    </text:list-item>
                    <text:list-item>
                      <text:p text:style-name="P1">run() lance un thread</text:p>
                    </text:list-item>
                    <text:list-item>
                      <text:p text:style-name="P1">pas d'import pour thread : se trouve dans java.lang</text:p>
                    </text:list-item>
                    <text:list-item>
                      <text:p text:style-name="P1">créer une classe héritant de Thread : trivial</text:p>
                    </text:list-item>
                    <text:list-item>
                      <text:p text:style-name="P1">redéfinir le constructeur paramétré pour donner un nom : trivial</text:p>
                    </text:list-item>
                    <text:list-item>
                      <text:p text:style-name="P1">redéfinir run pour changer les taches a éffectuer : trivial</text:p>
                    </text:list-item>
                    <text:list-item>
                      <text:p text:style-name="P1">lancer des threads de ce type (comprend pas pourquoi ce nom) : t.start();</text:p>
                    </text:list-item>
                    <text:list-item>
                      <text:p text:style-name="P1">si plusieurs threads exécutés, l'ordonnanceur java passe de l'un a l'autre aléatoirement (sauf pour multicoeurs en même temps ce qui est le cas de la plupart des ordis)</text:p>
                    </text:list-item>
                    <text:list-item>
                      <text:p text:style-name="P1">6 états possibles pour un thread</text:p>
                      <text:list>
                        <text:list-item>
                          <text:p text:style-name="P1">NEW lors de sa création</text:p>
                        </text:list-item>
                        <text:list-item>
                          <text:p text:style-name="P1">RUNNABLE une fois qu'on a fait un start</text:p>
                        </text:list-item>
                        <text:list-item>
                          <text:p text:style-name="P1">TERMINATED (= mort) une fois qu'il a tout fini. Impossible de refaire start.</text:p>
                        </text:list-item>
                        <text:list-item>
                          <text:p text:style-name="P1">TIMED_WAITING pause forcée d'un temps défini</text:p>
                        </text:list-item>
                        <text:list-item>
                          <text:p text:style-name="P1">WAITING pause d'une durée indéfinie</text:p>
                        </text:list-item>
                        <text:list-item>
                          <text:p text:style-name="P1">BLOCKED quand l'ordonnanceur le met en sommeil pour passer a un autre</text:p>
                        </text:list-item>
                      </text:list>
                    </text:list-item>
                    <text:list-item>
                      <text:p text:style-name="P1">la base de la pile d'exécution du thread contient la méthode run</text:p>
                    </text:list-item>
                    <text:list-item>
                      <text:p text:style-name="P1">getState() pour récupérer l'état d'un thread</text:p>
                    </text:list-item>
                    <text:list-item>
                      <text:p text:style-name="P1">effectuer des tâches dans le main après un certain temps pour que les thread appelés puissent s'achever : Thread.sleep(1000); juste après avoir lancé les thread</text:p>
                    </text:list-item>
                    <text:list-item>
                      <text:p text:style-name="P1">surveiller un autre thread pendant l'exécution d'un premier (une technique)</text:p>
                      <text:list>
                        <text:list-item>
                          <text:p text:style-name="P1">passer l'autre thread en paramètre au constructeur du premier, puis dans le run, gérer l'autre thread en même temps que le this</text:p>
                        </text:list-item>
                      </text:list>
                    </text:list-item>
                  </text:list>
                </text:list-item>
                <text:list-item>
                  <text:p text:style-name="P1">implémenter interface runnable</text:p>
                  <text:list>
                    <text:list-item>
                      <text:p text:style-name="P1">implémenter + constructeur + redéfinition run : trivial</text:p>
                    </text:list-item>
                    <text:list-item>
                      <text:p text:style-name="P1">créer un thread utilisant l'implémentation de runnable qu'on a créée</text:p>
                      <text:list>
                        <text:list-item>
                          <text:p text:style-name="P1">passer cette implémentation en paramètre</text:p>
                        </text:list-item>
                        <text:list-item>
                          <text:p text:style-name="P1">Thread t = new Thread (new ImplementationDeRunnable);</text:p>
                        </text:list-item>
                      </text:list>
                    </text:list-item>
                  </text:list>
                </text:list-item>
                <text:list-item>
                  <text:p text:style-name="P1">synchroniser threads</text:p>
                  <text:list>
                    <text:list-item>
                      <text:p text:style-name="P1">qu'est ce qu'on doit syncroniser ? : les méthodes dont le fonctionnement peut être altéré par un passage d'un thread a un autre</text:p>
                    </text:list-item>
                    <text:list-item>
                      <text:p text:style-name="P1">principe : on met en attente un thread voulant utiliser une méthode tant que le thread précédent n'a pas fini de l'utiliser, pour éviter que différents calculs sur des mêmes donnés ne se mêlent</text:p>
                    </text:list-item>
                    <text:list-item>
                      <text:p text:style-name="P1">comment faire ? (code) : public synchronized void methode () (pas dans le fichier thread mais dans le fichier contenant les méthodes appelées par celui qui implémente runnable</text:p>
                    </text:list-item>
                  </text:list>
                </text:list-item>
                <text:list-item>
                  <text:p text:style-name="P1">contrôler son animation</text:p>
                  <text:list>
                    <text:list-item>
                      <text:p text:style-name="P1">pour créer une animation lancée par un bouton start arrêtée par stop</text:p>
                      <text:list>
                        <text:list-item>
                          <text:p text:style-name="P1">créer une implémentation de runnable dont le run appelle go (de l'animation)</text:p>
                        </text:list-item>
                        <text:list-item>
                          <text:p text:style-name="P1">créer dans startListener un thread avec en paramètre l'implémentation</text:p>
                        </text:list-item>
                        <text:list-item>
                          <text:p text:style-name="P1">mettre animated a true et lancer ce thread</text:p>
                        </text:list-item>
                        <text:list-item>
                          <text:p text:style-name="P1"><text:soft-page-break/>rendre inutilisable le bouton start</text:p>
                        </text:list-item>
                        <text:list-item>
                          <text:p text:style-name="P1">dans stopListener, mettre animated a false</text:p>
                        </text:list-item>
                        <text:list-item>
                          <text:p text:style-name="P1">inverser l'utilisabilité de start et stop</text:p>
                        </text:list-item>
                      </text:list>
                    </text:list-item>
                  </text:list>
                </text:list-item>
                <text:list-item>
                  <text:p text:style-name="P1">depuis java 7 : le pattern fork/join</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2-09T00:47:37</dc:date>
    <dc:creator>yjfjyf jjku</dc:creator>
    <meta:editing-duration>P4DT12H42M24S</meta:editing-duration>
    <meta:editing-cycles>1055</meta:editing-cycles>
    <meta:document-statistic meta:table-count="0" meta:image-count="0" meta:object-count="0" meta:page-count="35" meta:paragraph-count="1468" meta:word-count="12034" meta:character-count="67323"/>
  </office:meta>
</office:document-meta>
</file>